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 Black" svg:font-family="'Noto Sans CJK JP Black'" style:font-family-generic="swiss" style:font-pitch="variable"/>
    <style:font-face style:name="Noto Sans CJK JP Medium" svg:font-family="'Noto Sans CJK JP Medium'" style:font-family-generic="swiss" style:font-pitch="variable"/>
    <style:font-face style:name="Noto Sans CJK JP1" svg:font-family="'Noto Sans CJK JP'" style:font-family-generic="swiss" style:font-pitch="variable"/>
    <style:font-face style:name="Noto Serif CJK JP" svg:font-family="'Noto Serif CJK JP'" style:font-family-generic="swiss" style:font-pitch="variable"/>
    <style:font-face style:name="Noto Serif CJK JP1" svg:font-family="'Noto Serif CJK JP'" style:font-family-generic="roman" style:font-pitch="variable"/>
    <style:font-face style:name="Noto Serif CJK JP2" svg:font-family="'Noto Serif CJK J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229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639cm"/>
      <style:paragraph-properties style:writing-mode="lr-tb"/>
    </style:style>
    <style:style style:name="gr4" style:family="graphic" style:parent-style-name="standard">
      <style:graphic-properties draw:stroke="none" svg:stroke-color="#000000" draw:fill="solid" draw:fill-color="#ffdbb6" draw:auto-grow-height="true" draw:auto-grow-width="false" fo:max-height="0cm" fo:min-height="1.229cm"/>
    </style:style>
    <style:style style:name="gr5" style:family="graphic" style:parent-style-name="standard">
      <style:graphic-properties draw:stroke="solid" svg:stroke-width="0.035cm" svg:stroke-color="#666666" draw:marker-start-width="0.252cm" draw:marker-end-width="0.252cm" draw:fill-color="#ffffff" draw:textarea-horizontal-align="justify" draw:textarea-vertical-align="middle" draw:auto-grow-height="false" fo:min-height="0.812cm" fo:min-width="0.562cm" fo:padding-top="0.142cm" fo:padding-bottom="0.142cm" fo:padding-left="0.267cm" fo:padding-right="0.267cm" draw:shadow="visible" draw:shadow-offset-x="0.035cm" draw:shadow-offset-y="0.035cm" loext:shadow-blur="0.564cm"/>
    </style:style>
    <style:style style:name="gr6" style:family="graphic" style:parent-style-name="standard">
      <style:graphic-properties draw:stroke="solid" svg:stroke-width="0.035cm" svg:stroke-color="#666666" draw:marker-start-width="0.252cm" draw:marker-end-width="0.252cm" draw:fill-color="#ffffff" draw:textarea-horizontal-align="justify" draw:textarea-vertical-align="middle" draw:auto-grow-height="false" fo:min-height="0.778cm" fo:min-width="0.528cm" fo:padding-top="0.142cm" fo:padding-bottom="0.142cm" fo:padding-left="0.267cm" fo:padding-right="0.267cm" draw:shadow="visible" draw:shadow-offset-x="0.035cm" draw:shadow-offset-y="0.035cm" loext:shadow-blur="0.564cm"/>
    </style:style>
    <style:style style:name="gr7" style:family="graphic" style:parent-style-name="standard">
      <style:graphic-properties draw:fill-color="#4b2204" draw:textarea-horizontal-align="justify" draw:textarea-vertical-align="middle" draw:auto-grow-height="false" fo:min-height="3.25cm" fo:min-width="3.5cm"/>
    </style:style>
    <style:style style:name="gr8" style:family="graphic" style:parent-style-name="standard">
      <style:graphic-properties draw:fill-color="#ffffff" draw:textarea-horizontal-align="justify" draw:textarea-vertical-align="middle" draw:auto-grow-height="false" fo:min-height="3.25cm" fo:min-width="3.5cm"/>
    </style:style>
    <style:style style:name="gr9" style:family="graphic" style:parent-style-name="standard">
      <style:graphic-properties svg:stroke-width="0.212cm" svg:stroke-color="#999999" draw:marker-start-width="0.518cm" draw:marker-end-width="0.518cm" draw:fill="none" draw:textarea-horizontal-align="justify" draw:textarea-vertical-align="middle" draw:auto-grow-height="false" fo:min-height="3.25cm" fo:min-width="7.5cm" fo:padding-top="0.231cm" fo:padding-bottom="0.231cm" fo:padding-left="0.356cm" fo:padding-right="0.356cm"/>
    </style:style>
    <style:style style:name="gr10" style:family="graphic" style:parent-style-name="standard">
      <style:graphic-properties draw:stroke="none" draw:fill-color="#666666" draw:textarea-horizontal-align="justify" draw:textarea-vertical-align="middle" draw:auto-grow-height="false" fo:min-height="4.25cm" fo:min-width="0cm"/>
    </style:style>
    <style:style style:name="gr11" style:family="graphic" style:parent-style-name="standard">
      <style:graphic-properties svg:stroke-width="0.212cm" svg:stroke-color="#999999" draw:marker-start-width="0.518cm" draw:marker-end-width="0.518cm" draw:fill="none" draw:textarea-horizontal-align="justify" draw:textarea-vertical-align="middle" draw:auto-grow-height="false" fo:min-height="3.038cm" fo:min-width="7.288cm" fo:padding-top="0.231cm" fo:padding-bottom="0.231cm" fo:padding-left="0.356cm" fo:padding-right="0.356cm"/>
    </style:style>
    <style:style style:name="gr12" style:family="graphic" style:parent-style-name="standard">
      <style:graphic-properties draw:stroke="none" draw:fill-color="#b47804" draw:opacity="50%" draw:textarea-horizontal-align="justify" draw:textarea-vertical-align="middle" draw:auto-grow-height="false" fo:min-height="1.602cm" fo:min-width="4.13cm" fo:wrap-option="wrap"/>
      <style:paragraph-properties style:writing-mode="lr-tb"/>
    </style:style>
    <style:style style:name="gr13" style:family="graphic" style:parent-style-name="standard">
      <style:graphic-properties draw:stroke="none" draw:fill-color="#cccccc" draw:opacity="50%" draw:textarea-horizontal-align="justify" draw:textarea-vertical-align="middle" draw:auto-grow-height="false" fo:min-height="1.602cm" fo:min-width="4.13cm" fo:wrap-option="wrap"/>
      <style:paragraph-properties style:writing-mode="lr-tb"/>
    </style:style>
    <style:style style:name="gr14" style:family="graphic" style:parent-style-name="standard">
      <style:graphic-properties draw:stroke="none" draw:fill-color="#666666" draw:textarea-horizontal-align="justify" draw:textarea-vertical-align="middle" draw:auto-grow-height="false" fo:min-height="0.25cm" fo:min-width="0cm"/>
    </style:style>
    <style:style style:name="gr15" style:family="graphic" style:parent-style-name="standard">
      <style:graphic-properties draw:fill-color="#7b3d00" draw:opacity="36%" draw:textarea-horizontal-align="justify" draw:textarea-vertical-align="middle" draw:auto-grow-height="false" fo:min-height="3.25cm" fo:min-width="7.5cm"/>
    </style:style>
    <style:style style:name="gr16" style:family="graphic" style:parent-style-name="standard">
      <style:graphic-properties draw:stroke="none" draw:fill-color="#ffe994" draw:opacity="37%" draw:textarea-horizontal-align="justify" draw:textarea-vertical-align="middle" draw:auto-grow-height="false" fo:min-height="2.066cm" fo:min-width="5.982cm" fo:wrap-option="wrap"/>
      <style:paragraph-properties style:writing-mode="lr-tb"/>
    </style:style>
    <style:style style:name="gr17" style:family="graphic" style:parent-style-name="standard">
      <style:graphic-properties draw:stroke="none" draw:fill-color="#ffd7d7" draw:textarea-horizontal-align="justify" draw:textarea-vertical-align="middle" draw:auto-grow-height="false" fo:min-height="2.006cm" fo:min-width="26.256cm"/>
    </style:style>
    <style:style style:name="gr18" style:family="graphic" style:parent-style-name="standard">
      <style:graphic-properties draw:stroke="none" svg:stroke-color="#000000" draw:fill="none" draw:fill-color="#ffffff" draw:auto-grow-height="true" draw:auto-grow-width="false" fo:max-height="0cm" fo:min-height="1.33cm"/>
      <style:paragraph-properties style:writing-mode="lr-tb"/>
    </style:style>
    <style:style style:name="gr19" style:family="graphic" style:parent-style-name="standard">
      <style:graphic-properties draw:stroke="none" draw:fill-color="#ff0000" draw:opacity="68%" draw:textarea-horizontal-align="justify" draw:textarea-vertical-align="middle" draw:auto-grow-height="false" fo:min-height="2.096cm" fo:min-width="5.543cm"/>
      <style:paragraph-properties style:writing-mode="lr-tb"/>
    </style:style>
    <style:style style:name="gr20" style:family="graphic" style:parent-style-name="standard">
      <style:graphic-properties draw:stroke="none" draw:fill-color="#dee6ef" draw:textarea-horizontal-align="justify" draw:textarea-vertical-align="middle" draw:auto-grow-height="false" fo:min-height="2.006cm" fo:min-width="26.256cm"/>
    </style:style>
    <style:style style:name="pr1" style:family="presentation" style:parent-style-name="標準-title">
      <style:graphic-properties draw:auto-grow-height="true" fo:min-height="2.5cm"/>
      <style:paragraph-properties style:writing-mode="lr-tb"/>
    </style:style>
    <style:style style:name="pr2" style:family="presentation" style:parent-style-name="標準-outline1">
      <style:graphic-properties fo:min-height="16.75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title">
      <style:graphic-properties fo:min-height="2.99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fo:min-height="2.5cm"/>
      <style:paragraph-properties style:writing-mode="lr-tb"/>
    </style:style>
    <style:style style:name="P1" style:family="paragraph">
      <style:paragraph-properties style:writing-mode="lr-tb"/>
    </style:style>
    <style:style style:name="P2" style:family="paragraph">
      <style:paragraph-properties fo:line-height="115%"/>
    </style:style>
    <style:style style:name="P3" style:family="paragraph">
      <style:paragraph-properties fo:line-height="100%"/>
    </style:style>
    <style:style style:name="P4" style:family="paragraph">
      <style:text-properties fo:color="#355269" loext:opacity="100%" fo:font-weight="bold" style:font-weight-asian="bold" style:font-weight-complex="bold"/>
    </style:style>
    <style:style style:name="P5" style:family="paragraph">
      <loext:graphic-properties draw:fill="none" draw:fill-color="#ffffff"/>
      <style:paragraph-properties style:writing-mode="lr-tb"/>
      <style:text-properties fo:color="#355269" loext:opacity="100%" style:font-name="Noto Sans CJK JP Medium" fo:font-weight="bold" style:font-name-asian="Noto Sans CJK JP Medium" style:font-weight-asian="bold" style:font-weight-complex="bold"/>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Noto Sans CJK JP Black" style:font-name-asian="Noto Sans CJK JP Black"/>
    </style:style>
    <style:style style:name="P8" style:family="paragraph">
      <loext:graphic-properties draw:fill="none" draw:fill-color="#ffffff"/>
      <style:paragraph-properties style:writing-mode="lr-tb"/>
      <style:text-properties style:font-name="Noto Sans CJK JP Medium" style:font-name-asian="Noto Sans CJK JP Medium"/>
    </style:style>
    <style:style style:name="P9" style:family="paragraph">
      <loext:graphic-properties draw:fill="solid" draw:fill-color="#ffdbb6"/>
      <style:paragraph-properties style:writing-mode="lr-tb"/>
      <style:text-properties style:font-name="Noto Sans CJK JP Medium" style:font-name-asian="Noto Sans CJK JP Medium"/>
    </style:style>
    <style:style style:name="P10" style:family="paragraph">
      <style:paragraph-properties fo:text-align="start"/>
    </style:style>
    <style:style style:name="P11" style:family="paragraph">
      <loext:graphic-properties draw:fill-color="#ffffff"/>
      <style:paragraph-properties fo:text-align="center"/>
    </style:style>
    <style:style style:name="P12" style:family="paragraph">
      <loext:graphic-properties draw:fill-color="#ffffff"/>
    </style:style>
    <style:style style:name="P13" style:family="paragraph">
      <loext:graphic-properties draw:fill-color="#4b2204"/>
      <style:paragraph-properties fo:text-align="center"/>
    </style:style>
    <style:style style:name="P14" style:family="paragraph">
      <style:paragraph-properties style:writing-mode="lr-tb"/>
      <style:text-properties fo:color="#383d3c" loext:opacity="100%"/>
    </style:style>
    <style:style style:name="P15" style:family="paragraph">
      <loext:graphic-properties draw:fill="none"/>
      <style:paragraph-properties fo:text-align="center"/>
    </style:style>
    <style:style style:name="P16" style:family="paragraph">
      <loext:graphic-properties draw:fill-color="#666666"/>
      <style:paragraph-properties fo:text-align="center"/>
    </style:style>
    <style:style style:name="P17" style:family="paragraph">
      <style:paragraph-properties fo:text-align="center" style:writing-mode="lr-tb"/>
      <style:text-properties fo:color="#7b3d00" loext:opacity="100%" style:font-name="Noto Sans CJK JP Black" style:font-name-asian="Noto Sans CJK JP Black"/>
    </style:style>
    <style:style style:name="P18" style:family="paragraph">
      <loext:graphic-properties draw:fill-color="#b47804" draw:opacity="50%"/>
      <style:paragraph-properties fo:text-align="center" style:writing-mode="lr-tb"/>
      <style:text-properties fo:color="#7b3d00" loext:opacity="100%" style:font-name="Noto Sans CJK JP Black" style:font-name-asian="Noto Sans CJK JP Black"/>
    </style:style>
    <style:style style:name="P19" style:family="paragraph">
      <style:paragraph-properties fo:text-align="center" style:writing-mode="lr-tb"/>
      <style:text-properties fo:color="#666666" loext:opacity="100%" style:font-name="Noto Sans CJK JP Black" style:font-name-asian="Noto Sans CJK JP Black"/>
    </style:style>
    <style:style style:name="P20" style:family="paragraph">
      <loext:graphic-properties draw:fill-color="#cccccc" draw:opacity="50%"/>
      <style:paragraph-properties fo:text-align="center" style:writing-mode="lr-tb"/>
      <style:text-properties fo:color="#666666" loext:opacity="100%" style:font-name="Noto Sans CJK JP Black" style:font-name-asian="Noto Sans CJK JP Black"/>
    </style:style>
    <style:style style:name="P21" style:family="paragraph">
      <loext:graphic-properties draw:fill="none" draw:fill-color="#ffffff"/>
      <style:paragraph-properties style:writing-mode="lr-tb"/>
      <style:text-properties fo:color="#666666" loext:opacity="100%" style:font-name="Noto Sans CJK JP Medium" style:font-name-asian="Noto Sans CJK JP Medium"/>
    </style:style>
    <style:style style:name="P22" style:family="paragraph">
      <loext:graphic-properties draw:fill-color="#7b3d00" draw:opacity="36%"/>
      <style:paragraph-properties fo:text-align="center"/>
    </style:style>
    <style:style style:name="P23" style:family="paragraph">
      <style:paragraph-properties fo:text-align="center" style:writing-mode="lr-tb"/>
      <style:text-properties fo:color="#492300" loext:opacity="100%" style:font-name="Noto Sans CJK JP Black" style:font-name-asian="Noto Sans CJK JP Black"/>
    </style:style>
    <style:style style:name="P24" style:family="paragraph">
      <loext:graphic-properties draw:fill-color="#ffe994" draw:opacity="37%"/>
      <style:paragraph-properties fo:text-align="center" style:writing-mode="lr-tb"/>
      <style:text-properties fo:color="#492300" loext:opacity="100%" style:font-name="Noto Sans CJK JP Black" style:font-name-asian="Noto Sans CJK JP Black"/>
    </style:style>
    <style:style style:name="P25" style:family="paragraph">
      <loext:graphic-properties draw:fill-color="#ffd7d7"/>
      <style:paragraph-properties fo:text-align="center"/>
    </style:style>
    <style:style style:name="P26" style:family="paragraph">
      <loext:graphic-properties draw:fill="none" draw:fill-color="#ffffff"/>
      <style:paragraph-properties style:writing-mode="lr-tb"/>
      <style:text-properties fo:color="#8d281e" loext:opacity="100%" style:font-name="Noto Sans CJK JP Medium" fo:font-weight="bold" style:font-name-asian="Noto Sans CJK JP Medium" style:font-weight-asian="bold" style:font-weight-complex="bold"/>
    </style:style>
    <style:style style:name="P27" style:family="paragraph">
      <style:paragraph-properties fo:text-align="center" style:writing-mode="lr-tb"/>
      <style:text-properties fo:color="#ffffff" loext:opacity="100%" fo:font-weight="bold" style:font-weight-asian="bold" style:font-weight-complex="bold"/>
    </style:style>
    <style:style style:name="P28" style:family="paragraph">
      <loext:graphic-properties draw:fill-color="#ff0000" draw:opacity="68%"/>
      <style:paragraph-properties fo:text-align="center" style:writing-mode="lr-tb"/>
      <style:text-properties fo:color="#ffffff" loext:opacity="100%" fo:font-weight="bold" style:font-weight-asian="bold" style:font-weight-complex="bold"/>
    </style:style>
    <style:style style:name="P29" style:family="paragraph">
      <loext:graphic-properties draw:fill-color="#dee6ef"/>
      <style:paragraph-properties fo:text-align="center"/>
    </style:style>
    <style:style style:name="T1" style:family="text">
      <style:text-properties fo:color="#355269" loext:opacity="100%"/>
    </style:style>
    <style:style style:name="T2" style:family="text">
      <style:text-properties fo:color="#666666" loext:opacity="100%" fo:font-size="22pt" style:font-size-asian="22pt" style:font-size-complex="22pt"/>
    </style:style>
    <style:style style:name="T3" style:family="text">
      <style:text-properties fo:color="#666666" loext:opacity="100%"/>
    </style:style>
    <style:style style:name="T4" style:family="text">
      <style:text-properties fo:color="#355269" loext:opacity="100%" style:font-name="Noto Sans CJK JP Medium" fo:font-size="24pt" fo:font-weight="bold" style:font-name-asian="Noto Sans CJK JP Medium" style:font-size-asian="24pt" style:font-weight-asian="bold" style:font-size-complex="24pt" style:font-weight-complex="bold"/>
    </style:style>
    <style:style style:name="T5" style:family="text">
      <style:text-properties fo:color="#3465a4" loext:opacity="100%" style:font-name="Noto Sans CJK JP Medium" fo:font-size="24pt" fo:font-weight="bold" style:font-name-asian="Noto Sans CJK JP Medium" style:font-size-asian="24pt" style:font-weight-asian="bold" style:font-size-complex="24pt" style:font-weight-complex="bold"/>
    </style:style>
    <style:style style:name="T6" style:family="text">
      <style:text-properties style:font-name="Noto Sans CJK JP Black" fo:font-size="32pt" style:font-name-asian="Noto Sans CJK JP Black" style:font-size-asian="32pt" style:font-size-complex="32pt"/>
    </style:style>
    <style:style style:name="T7" style:family="text">
      <style:text-properties style:font-name="Noto Sans CJK JP Medium" fo:font-size="24pt" style:font-name-asian="Noto Sans CJK JP Medium" style:font-size-asian="24pt" style:font-size-complex="24pt"/>
    </style:style>
    <style:style style:name="T8" style:family="text">
      <style:text-properties fo:color="#355269" loext:opacity="100%" fo:font-size="36pt" style:font-size-asian="26pt" style:font-size-complex="26pt"/>
    </style:style>
    <style:style style:name="T9" style:family="text">
      <style:text-properties fo:color="#383d3c" loext:opacity="100%"/>
    </style:style>
    <style:style style:name="T10" style:family="text">
      <style:text-properties fo:color="#7b3d00" loext:opacity="100%" style:font-name="Noto Sans CJK JP Black" fo:font-size="22pt" style:font-name-asian="Noto Sans CJK JP Black" style:font-size-asian="22pt" style:font-size-complex="22pt"/>
    </style:style>
    <style:style style:name="T11" style:family="text">
      <style:text-properties fo:color="#666666" loext:opacity="100%" style:font-name="Noto Sans CJK JP Black" fo:font-size="22pt" style:font-name-asian="Noto Sans CJK JP Black" style:font-size-asian="22pt" style:font-size-complex="22pt"/>
    </style:style>
    <style:style style:name="T12" style:family="text">
      <style:text-properties fo:color="#666666" loext:opacity="100%" style:font-name="Noto Sans CJK JP Medium" fo:font-size="24pt" style:font-name-asian="Noto Sans CJK JP Medium" style:font-size-asian="24pt" style:font-size-complex="24pt"/>
    </style:style>
    <style:style style:name="T13" style:family="text">
      <style:text-properties fo:color="#492300" loext:opacity="100%" style:font-name="Noto Sans CJK JP Black" fo:font-size="22pt" style:font-name-asian="Noto Sans CJK JP Black" style:font-size-asian="22pt" style:font-size-complex="22pt"/>
    </style:style>
    <style:style style:name="T14" style:family="text">
      <style:text-properties fo:color="#8d281e" loext:opacity="100%" style:font-name="Noto Sans CJK JP Medium" fo:font-size="26pt" fo:font-weight="bold" style:font-name-asian="Noto Sans CJK JP Medium" style:font-size-asian="26pt" style:font-weight-asian="bold" style:font-size-complex="26pt" style:font-weight-complex="bold"/>
    </style:style>
    <style:style style:name="T15" style:family="text">
      <style:text-properties fo:color="#666666" loext:opacity="100%" style:font-name="Noto Sans CJK JP Medium" fo:font-size="22pt" fo:font-weight="normal" style:font-name-asian="Noto Sans CJK JP Medium" style:font-size-asian="22pt" style:font-weight-asian="normal" style:font-size-complex="22pt" style:font-weight-complex="normal"/>
    </style:style>
    <style:style style:name="T16" style:family="text">
      <style:text-properties fo:color="#ffffff" loext:opacity="100%" fo:font-size="26pt" fo:font-weight="bold" style:font-size-asian="26pt" style:font-weight-asian="bold" style:font-size-complex="26pt" style:font-weight-complex="bold"/>
    </style:style>
    <style:style style:name="T17" style:family="text">
      <style:text-properties fo:color="#355269" loext:opacity="100%" style:font-name="Noto Sans CJK JP Medium" fo:font-size="26pt" fo:font-weight="bold" style:font-name-asian="Noto Sans CJK JP Medium" style:font-size-asian="26pt" style:font-weight-asian="bold" style:font-size-complex="26pt" style:font-weight-complex="bold"/>
    </style:style>
    <style:style style:name="T18" style:family="text">
      <style:text-properties fo:color="#666666" loext:opacity="100%" style:font-name="Noto Sans CJK JP Medium" fo:font-size="24pt" fo:font-weight="normal" style:font-name-asian="Noto Sans CJK JP Medium"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frame presentation:style-name="pr1" draw:text-style-name="P1" draw:layer="layout" svg:width="26.5cm" svg:height="2.5cm" svg:x="0.5cm" svg:y="0.4cm" presentation:class="title" presentation:user-transformed="true">
          <draw:text-box>
            <text:p text:style-name="P1">もくじ</text:p>
          </draw:text-box>
        </draw:frame>
        <draw:frame presentation:style-name="pr2" draw:text-style-name="P1" draw:layer="layout" svg:width="26.5cm" svg:height="17cm" svg:x="0.5cm" svg:y="4.4cm" presentation:class="outline" presentation:user-transformed="true">
          <draw:text-box>
            <text:list text:style-name="L2">
              <text:list-header>
                <text:p text:style-name="P2"><text:span text:style-name="T1">1⃣ </text:span><text:span text:style-name="T1">カフェオレを作る！</text:span></text:p>
                <text:list>
                  <text:list-header>
                    <text:p text:style-name="P3"><text:span text:style-name="T2">→ </text:span><text:span text:style-name="T2">ものの変化に方向が決まっている！</text:span></text:p>
                    <text:p text:style-name="P3"><text:span text:style-name="T2">→ </text:span><text:span text:style-name="T2">でも、構成している粒子は時間を巻き戻せる</text:span></text:p>
                  </text:list-header>
                </text:list>
                <text:p text:style-name="P2">2⃣ <text:span text:style-name="T1">確率モデルの説明</text:span></text:p>
                <text:list>
                  <text:list-header>
                    <text:p text:style-name="P3"><text:span text:style-name="T2">→ </text:span><text:span text:style-name="T2">石の色の変化を様々な方法で可視化</text:span></text:p>
                  </text:list-header>
                </text:list>
                <text:p text:style-name="P2"><text:span text:style-name="T3">3⃣ </text:span><text:span text:style-name="T1">シミュレーションの結果から考える</text:span></text:p>
                <text:list>
                  <text:list-header>
                    <text:p text:style-name="P3"><text:span text:style-name="T2">→ </text:span><text:span text:style-name="T2">石の色の集団的な変化とカフェオレ作りとの関連</text:span></text:p>
                  </text:list-header>
                </text:list>
              </text:list-header>
            </text:list>
          </draw:text-box>
        </draw:frame>
        <draw:frame draw:style-name="gr1" draw:text-style-name="P5" draw:layer="layout" svg:width="13cm" svg:height="1.479cm" svg:x="1.2cm" svg:y="3.1cm">
          <draw:text-box>
            <text:p text:style-name="P4"><text:span text:style-name="T4">【準備】</text:span><text:span text:style-name="T5">宿題の答え合わせ</text:span></text:p>
          </draw:text-box>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標準" presentation:presentation-page-layout-name="AL1T1">
        <draw:frame presentation:style-name="pr4" draw:text-style-name="P1" draw:layer="layout" svg:width="26.5cm" svg:height="2.994cm" svg:x="0.5cm" svg:y="0.253cm" presentation:class="title" presentation:user-transformed="true">
          <draw:text-box>
            <text:p>template</text:p>
          </draw:text-box>
        </draw:frame>
        <draw:frame draw:style-name="gr3" draw:text-style-name="P7" draw:layer="layout" svg:width="26.5cm" svg:height="1.889cm" svg:x="0.5cm" svg:y="4cm">
          <draw:text-box>
            <text:p><text:span text:style-name="T6">見出し</text:span></text:p>
          </draw:text-box>
        </draw:frame>
        <draw:frame draw:style-name="gr1" draw:text-style-name="P8" draw:layer="layout" svg:width="26.5cm" svg:height="1.479cm" svg:x="0.5cm" svg:y="5.92cm">
          <draw:text-box>
            <text:p><text:span text:style-name="T7">本文</text:span></text:p>
          </draw:text-box>
        </draw:frame>
        <draw:frame draw:style-name="gr4" draw:text-style-name="P9" draw:layer="layout" svg:width="26.5cm" svg:height="1.479cm" svg:x="0.5cm" svg:y="8.521cm">
          <draw:text-box>
            <text:p/>
          </draw:text-box>
        </draw:frame>
        <presentation:notes draw:style-name="dp2">
          <draw:page-thumbnail draw:style-name="gr2"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frame presentation:style-name="pr6" draw:text-style-name="P10" draw:layer="layout" svg:width="26.5cm" svg:height="3.582cm" svg:x="0.9cm" svg:y="0.257cm" presentation:class="title" presentation:user-transformed="true">
          <draw:text-box>
            <text:p text:style-name="P10">宿題の解説<text:line-break/><text:span text:style-name="T8">〜石の色の変化の仕方を観察〜</text:span></text:p>
          </draw:text-box>
        </draw:frame>
        <draw:custom-shape draw:style-name="gr5" draw:text-style-name="P11" draw:layer="layout" svg:width="1.5cm" svg:height="1.5cm" svg:x="3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1" draw:layer="layout" svg:width="1.5cm" svg:height="1.5cm" svg:x="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1" draw:layer="layout" svg:width="1.5cm" svg:height="1.5cm" svg:x="3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5cm" svg:height="1.5cm" svg:x="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5cm" svg:height="1.5cm" svg:x="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5cm" svg:height="1.5cm" svg:x="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5cm" svg:height="1.5cm" svg:x="7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5cm" svg:height="1.5cm" svg:x="7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5cm" svg:height="1.5cm" svg:x="7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5cm" svg:height="1.5cm" svg:x="3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5cm" svg:height="1.5cm" svg:x="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5cm" svg:height="1.5cm" svg:x="7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5cm" svg:height="1.5cm" svg:x="9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5cm" svg:height="1.5cm" svg:x="9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5cm" svg:height="1.5cm" svg:x="9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1.5cm" svg:height="1.5cm" svg:x="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9">
        <draw:custom-shape draw:style-name="gr7" draw:text-style-name="P13" draw:layer="layout" svg:width="4cm" svg:height="3.5cm" svg:x="2cm" svg:y="5cm">
          <text:p/>
          <draw:enhanced-geometry svg:viewBox="0 0 21600 21600" draw:type="rectangle" draw:enhanced-path="M 0 0 L 21600 0 21600 21600 0 21600 0 0 Z N"/>
        </draw:custom-shape>
        <draw:custom-shape draw:style-name="gr8" draw:text-style-name="P11" draw:layer="layout" svg:width="4cm" svg:height="3.5cm" svg:x="6cm" svg:y="5cm">
          <text:p/>
          <draw:enhanced-geometry svg:viewBox="0 0 21600 21600" draw:type="rectangle" draw:enhanced-path="M 0 0 L 21600 0 21600 21600 0 21600 0 0 Z N"/>
        </draw:custom-shape>
        <draw:frame presentation:style-name="pr6" draw:text-style-name="P14" draw:layer="layout" svg:width="26.5cm" svg:height="2.5cm" svg:x="0.5cm" svg:y="0.1cm" presentation:class="title" presentation:user-transformed="true">
          <draw:text-box>
            <text:p><text:span text:style-name="T9">かんたんな例</text:span></text:p>
          </draw:text-box>
        </draw:frame>
        <draw:custom-shape draw:style-name="gr9" draw:text-style-name="P15" draw:layer="layout" svg:width="8cm" svg:height="3.5cm" svg:x="2cm" svg:y="5cm">
          <text:p/>
          <draw:enhanced-geometry svg:viewBox="0 0 21600 21600" draw:type="rectangle" draw:enhanced-path="M 0 0 L 21600 0 21600 21600 0 21600 0 0 Z N"/>
        </draw:custom-shape>
        <draw:custom-shape draw:style-name="gr10" draw:text-style-name="P16" draw:layer="layout" svg:width="0.5cm" svg:height="4.5cm" svg:x="5.8cm" svg:y="3.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標準" presentation:presentation-page-layout-name="AL2T19">
        <draw:custom-shape draw:style-name="gr7" draw:text-style-name="P13" draw:layer="layout" svg:width="4cm" svg:height="3.5cm" svg:x="2cm" svg:y="5cm">
          <text:p/>
          <draw:enhanced-geometry svg:viewBox="0 0 21600 21600" draw:type="rectangle" draw:enhanced-path="M 0 0 L 21600 0 21600 21600 0 21600 0 0 Z N"/>
        </draw:custom-shape>
        <draw:custom-shape draw:style-name="gr8" draw:text-style-name="P11" draw:layer="layout" svg:width="4cm" svg:height="3.5cm" svg:x="6cm" svg:y="5cm">
          <text:p/>
          <draw:enhanced-geometry svg:viewBox="0 0 21600 21600" draw:type="rectangle" draw:enhanced-path="M 0 0 L 21600 0 21600 21600 0 21600 0 0 Z N"/>
        </draw:custom-shape>
        <draw:frame presentation:style-name="pr6" draw:text-style-name="P14" draw:layer="layout" svg:width="26.5cm" svg:height="2.5cm" svg:x="0.5cm" svg:y="0.1cm" presentation:class="title" presentation:user-transformed="true">
          <draw:text-box>
            <text:p><text:span text:style-name="T9">かんたんな例</text:span></text:p>
          </draw:text-box>
        </draw:frame>
        <draw:custom-shape draw:style-name="gr11" draw:text-style-name="P15" draw:layer="layout" svg:width="8cm" svg:height="3.5cm" svg:x="2cm" svg:y="5cm">
          <text:p/>
          <draw:enhanced-geometry svg:viewBox="0 0 21600 21600" draw:type="rectangle" draw:enhanced-path="M 0 0 L 21600 0 21600 21600 0 21600 0 0 Z N"/>
        </draw:custom-shape>
        <draw:custom-shape draw:style-name="gr10" draw:text-style-name="P16" draw:layer="layout" svg:width="0.5cm" svg:height="4.5cm" svg:x="5.8cm" svg:y="3.9cm">
          <text:p/>
          <draw:enhanced-geometry svg:viewBox="0 0 21600 21600" draw:type="rectangle" draw:enhanced-path="M 0 0 L 21600 0 21600 21600 0 21600 0 0 Z N"/>
        </draw:custom-shape>
        <draw:custom-shape draw:style-name="gr12" draw:text-style-name="P18" draw:layer="layout" svg:width="5cm" svg:height="2cm" svg:x="0.3cm" svg:y="2.5cm">
          <text:p text:style-name="P17"><text:span text:style-name="T10">コーヒー</text:span></text:p>
          <draw:enhanced-geometry svg:viewBox="0 0 21600 21600" draw:mirror-horizontal="tru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0" draw:layer="layout" svg:width="5cm" svg:height="2cm" svg:x="7cm" svg:y="2.5cm">
          <text:p text:style-name="P19"><text:span text:style-name="T11">牛乳</text:span></text:p>
          <draw:enhanced-geometry svg:viewBox="0 0 21600 21600" draw:mirror-horizontal="fals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8cm" svg:height="11.136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標準" presentation:presentation-page-layout-name="AL2T19">
        <draw:custom-shape draw:style-name="gr7" draw:text-style-name="P13" draw:layer="layout" svg:width="4cm" svg:height="3.5cm" svg:x="2cm" svg:y="5cm">
          <text:p/>
          <draw:enhanced-geometry svg:viewBox="0 0 21600 21600" draw:type="rectangle" draw:enhanced-path="M 0 0 L 21600 0 21600 21600 0 21600 0 0 Z N"/>
        </draw:custom-shape>
        <draw:custom-shape draw:style-name="gr8" draw:text-style-name="P11" draw:layer="layout" svg:width="4cm" svg:height="3.5cm" svg:x="6cm" svg:y="5cm">
          <text:p/>
          <draw:enhanced-geometry svg:viewBox="0 0 21600 21600" draw:type="rectangle" draw:enhanced-path="M 0 0 L 21600 0 21600 21600 0 21600 0 0 Z N"/>
        </draw:custom-shape>
        <draw:frame presentation:style-name="pr6" draw:text-style-name="P14" draw:layer="layout" svg:width="26.5cm" svg:height="2.5cm" svg:x="0.5cm" svg:y="0.1cm" presentation:class="title" presentation:user-transformed="true">
          <draw:text-box>
            <text:p><text:span text:style-name="T9">かんたんな例</text:span></text:p>
          </draw:text-box>
        </draw:frame>
        <draw:custom-shape draw:style-name="gr11" draw:text-style-name="P15" draw:layer="layout" svg:width="8cm" svg:height="3.5cm" svg:x="2cm" svg:y="5cm">
          <text:p/>
          <draw:enhanced-geometry svg:viewBox="0 0 21600 21600" draw:type="rectangle" draw:enhanced-path="M 0 0 L 21600 0 21600 21600 0 21600 0 0 Z N"/>
        </draw:custom-shape>
        <draw:custom-shape draw:style-name="gr10" draw:text-style-name="P16" draw:layer="layout" svg:width="0.5cm" svg:height="4.5cm" svg:x="5.8cm" svg:y="3.9cm">
          <text:p/>
          <draw:enhanced-geometry svg:viewBox="0 0 21600 21600" draw:type="rectangle" draw:enhanced-path="M 0 0 L 21600 0 21600 21600 0 21600 0 0 Z N"/>
        </draw:custom-shape>
        <draw:custom-shape draw:style-name="gr14" draw:text-style-name="P16" draw:layer="layout" svg:width="1cm" svg:height="1.5cm" draw:transform="rotate (-1.58057017060607) translate (14.7cm 6.2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21" draw:layer="layout" svg:width="6cm" svg:height="1.479cm" svg:x="11cm" svg:y="7.321cm">
          <draw:text-box>
            <text:p><text:span text:style-name="T12">仕切りを外す</text:span></text:p>
          </draw:text-box>
        </draw:frame>
        <draw:custom-shape draw:style-name="gr12" draw:text-style-name="P18" draw:layer="layout" svg:width="5cm" svg:height="2cm" svg:x="0.3cm" svg:y="2.5cm">
          <text:p text:style-name="P17"><text:span text:style-name="T10">コーヒー</text:span></text:p>
          <draw:enhanced-geometry svg:viewBox="0 0 21600 21600" draw:mirror-horizontal="tru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0" draw:layer="layout" svg:width="5cm" svg:height="2cm" svg:x="7cm" svg:y="2.5cm">
          <text:p text:style-name="P19"><text:span text:style-name="T11">牛乳</text:span></text:p>
          <draw:enhanced-geometry svg:viewBox="0 0 21600 21600" draw:mirror-horizontal="fals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8cm" svg:height="11.136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標準" presentation:presentation-page-layout-name="AL2T19">
        <draw:custom-shape draw:style-name="gr7" draw:text-style-name="P13" draw:layer="layout" svg:width="4cm" svg:height="3.5cm" svg:x="2cm" svg:y="5cm">
          <text:p/>
          <draw:enhanced-geometry svg:viewBox="0 0 21600 21600" draw:type="rectangle" draw:enhanced-path="M 0 0 L 21600 0 21600 21600 0 21600 0 0 Z N"/>
        </draw:custom-shape>
        <draw:custom-shape draw:style-name="gr8" draw:text-style-name="P11" draw:layer="layout" svg:width="4cm" svg:height="3.5cm" svg:x="6cm" svg:y="5cm">
          <text:p/>
          <draw:enhanced-geometry svg:viewBox="0 0 21600 21600" draw:type="rectangle" draw:enhanced-path="M 0 0 L 21600 0 21600 21600 0 21600 0 0 Z N"/>
        </draw:custom-shape>
        <draw:frame presentation:style-name="pr6" draw:text-style-name="P14" draw:layer="layout" svg:width="26.5cm" svg:height="2.5cm" svg:x="0.5cm" svg:y="0.1cm" presentation:class="title" presentation:user-transformed="true">
          <draw:text-box>
            <text:p><text:span text:style-name="T9">かんたんな例</text:span></text:p>
          </draw:text-box>
        </draw:frame>
        <draw:custom-shape draw:style-name="gr11" draw:text-style-name="P15" draw:layer="layout" svg:width="8cm" svg:height="3.5cm" svg:x="2cm" svg:y="5cm">
          <text:p/>
          <draw:enhanced-geometry svg:viewBox="0 0 21600 21600" draw:type="rectangle" draw:enhanced-path="M 0 0 L 21600 0 21600 21600 0 21600 0 0 Z N"/>
        </draw:custom-shape>
        <draw:custom-shape draw:style-name="gr10" draw:text-style-name="P16" draw:layer="layout" svg:width="0.5cm" svg:height="4.5cm" svg:x="5.8cm" svg:y="3.9cm">
          <text:p/>
          <draw:enhanced-geometry svg:viewBox="0 0 21600 21600" draw:type="rectangle" draw:enhanced-path="M 0 0 L 21600 0 21600 21600 0 21600 0 0 Z N"/>
        </draw:custom-shape>
        <draw:custom-shape draw:style-name="gr14" draw:text-style-name="P16" draw:layer="layout" svg:width="1cm" svg:height="1.5cm" draw:transform="rotate (-1.58057017060607) translate (14.7cm 6.2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2" draw:layer="layout" svg:width="8cm" svg:height="3.5cm" svg:x="17.5cm" svg:y="5cm">
          <text:p/>
          <draw:enhanced-geometry svg:viewBox="0 0 21600 21600" draw:type="rectangle" draw:enhanced-path="M 0 0 L 21600 0 21600 21600 0 21600 0 0 Z N"/>
        </draw:custom-shape>
        <draw:custom-shape draw:style-name="gr11" draw:text-style-name="P15" draw:layer="layout" svg:width="8cm" svg:height="3.5cm" svg:x="17.5cm" svg:y="5cm">
          <text:p/>
          <draw:enhanced-geometry svg:viewBox="0 0 21600 21600" draw:type="rectangle" draw:enhanced-path="M 0 0 L 21600 0 21600 21600 0 21600 0 0 Z N"/>
        </draw:custom-shape>
        <draw:frame draw:style-name="gr1" draw:text-style-name="P21" draw:layer="layout" svg:width="6cm" svg:height="1.479cm" svg:x="11cm" svg:y="7.321cm">
          <draw:text-box>
            <text:p><text:span text:style-name="T12">仕切りを外す</text:span></text:p>
          </draw:text-box>
        </draw:frame>
        <draw:custom-shape draw:style-name="gr12" draw:text-style-name="P18" draw:layer="layout" svg:width="5cm" svg:height="2cm" svg:x="0.3cm" svg:y="2.5cm">
          <text:p text:style-name="P17"><text:span text:style-name="T10">コーヒー</text:span></text:p>
          <draw:enhanced-geometry svg:viewBox="0 0 21600 21600" draw:mirror-horizontal="tru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0" draw:layer="layout" svg:width="5cm" svg:height="2cm" svg:x="7cm" svg:y="2.5cm">
          <text:p text:style-name="P19"><text:span text:style-name="T11">牛乳</text:span></text:p>
          <draw:enhanced-geometry svg:viewBox="0 0 21600 21600" draw:mirror-horizontal="fals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4" draw:layer="layout" svg:width="7cm" svg:height="2.5cm" svg:x="19.5cm" svg:y="2cm">
          <text:p text:style-name="P23"><text:span text:style-name="T13">コーヒー牛乳</text:span></text:p>
          <text:p text:style-name="P23"><text:span text:style-name="T13">（カフェオレ）</text:span></text:p>
          <draw:enhanced-geometry svg:viewBox="0 0 21600 21600" draw:mirror-horizontal="true" draw:text-areas="800 800 20800 20800" draw:type="round-rectangular-callout" draw:modifiers="12310.2413940866 28422.87085165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8cm" svg:height="11.136cm" svg:x="0.6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標準" presentation:presentation-page-layout-name="AL2T19">
        <draw:custom-shape draw:style-name="gr17" draw:text-style-name="P25" draw:layer="layout" svg:width="27cm" svg:height="2.5cm" svg:x="0.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4cm" svg:height="3.5cm" svg:x="2cm" svg:y="5cm">
          <text:p/>
          <draw:enhanced-geometry svg:viewBox="0 0 21600 21600" draw:type="rectangle" draw:enhanced-path="M 0 0 L 21600 0 21600 21600 0 21600 0 0 Z N"/>
        </draw:custom-shape>
        <draw:custom-shape draw:style-name="gr8" draw:text-style-name="P11" draw:layer="layout" svg:width="4cm" svg:height="3.5cm" svg:x="6cm" svg:y="5cm">
          <text:p/>
          <draw:enhanced-geometry svg:viewBox="0 0 21600 21600" draw:type="rectangle" draw:enhanced-path="M 0 0 L 21600 0 21600 21600 0 21600 0 0 Z N"/>
        </draw:custom-shape>
        <draw:frame presentation:style-name="pr6" draw:text-style-name="P14" draw:layer="layout" svg:width="26.5cm" svg:height="2.5cm" svg:x="0.5cm" svg:y="0.1cm" presentation:class="title" presentation:user-transformed="true">
          <draw:text-box>
            <text:p><text:span text:style-name="T9">かんたんな例</text:span></text:p>
          </draw:text-box>
        </draw:frame>
        <draw:custom-shape draw:style-name="gr11" draw:text-style-name="P15" draw:layer="layout" svg:width="8cm" svg:height="3.5cm" svg:x="2cm" svg:y="5cm">
          <text:p/>
          <draw:enhanced-geometry svg:viewBox="0 0 21600 21600" draw:type="rectangle" draw:enhanced-path="M 0 0 L 21600 0 21600 21600 0 21600 0 0 Z N"/>
        </draw:custom-shape>
        <draw:custom-shape draw:style-name="gr10" draw:text-style-name="P16" draw:layer="layout" svg:width="0.5cm" svg:height="4.5cm" svg:x="5.8cm" svg:y="3.9cm">
          <text:p/>
          <draw:enhanced-geometry svg:viewBox="0 0 21600 21600" draw:type="rectangle" draw:enhanced-path="M 0 0 L 21600 0 21600 21600 0 21600 0 0 Z N"/>
        </draw:custom-shape>
        <draw:custom-shape draw:style-name="gr14" draw:text-style-name="P16" draw:layer="layout" svg:width="1cm" svg:height="1.5cm" draw:transform="rotate (-1.58057017060607) translate (14.7cm 6.2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2" draw:layer="layout" svg:width="8cm" svg:height="3.5cm" svg:x="17.5cm" svg:y="5cm">
          <text:p/>
          <draw:enhanced-geometry svg:viewBox="0 0 21600 21600" draw:type="rectangle" draw:enhanced-path="M 0 0 L 21600 0 21600 21600 0 21600 0 0 Z N"/>
        </draw:custom-shape>
        <draw:custom-shape draw:style-name="gr11" draw:text-style-name="P15" draw:layer="layout" svg:width="8cm" svg:height="3.5cm" svg:x="17.5cm" svg:y="5cm">
          <text:p/>
          <draw:enhanced-geometry svg:viewBox="0 0 21600 21600" draw:type="rectangle" draw:enhanced-path="M 0 0 L 21600 0 21600 21600 0 21600 0 0 Z N"/>
        </draw:custom-shape>
        <draw:frame draw:style-name="gr1" draw:text-style-name="P21" draw:layer="layout" svg:width="6cm" svg:height="1.479cm" svg:x="11cm" svg:y="7.321cm">
          <draw:text-box>
            <text:p><text:span text:style-name="T12">仕切りを外す</text:span></text:p>
          </draw:text-box>
        </draw:frame>
        <draw:custom-shape draw:style-name="gr12" draw:text-style-name="P18" draw:layer="layout" svg:width="5cm" svg:height="2cm" svg:x="0.3cm" svg:y="2.5cm">
          <text:p text:style-name="P17"><text:span text:style-name="T10">コーヒー</text:span></text:p>
          <draw:enhanced-geometry svg:viewBox="0 0 21600 21600" draw:mirror-horizontal="tru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0" draw:layer="layout" svg:width="5cm" svg:height="2cm" svg:x="7cm" svg:y="2.5cm">
          <text:p text:style-name="P19"><text:span text:style-name="T11">牛乳</text:span></text:p>
          <draw:enhanced-geometry svg:viewBox="0 0 21600 21600" draw:mirror-horizontal="fals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4" draw:layer="layout" svg:width="7cm" svg:height="2.5cm" svg:x="19.5cm" svg:y="2cm">
          <text:p text:style-name="P23"><text:span text:style-name="T13">コーヒー牛乳</text:span></text:p>
          <text:p text:style-name="P23"><text:span text:style-name="T13">（カフェオレ）</text:span></text:p>
          <draw:enhanced-geometry svg:viewBox="0 0 21600 21600" draw:mirror-horizontal="true" draw:text-areas="800 800 20800 20800" draw:type="round-rectangular-callout" draw:modifiers="12310.2413940866 28422.87085165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26" draw:layer="layout" svg:width="26cm" svg:height="1.58cm" svg:x="1cm" svg:y="9.521cm">
          <draw:text-box>
            <text:p><text:span text:style-name="T14">コーヒー</text:span><text:span text:style-name="T15">と</text:span><text:span text:style-name="T14">牛乳</text:span><text:span text:style-name="T15">を混ぜると</text:span><text:span text:style-name="T14">コーヒー牛乳（カフェオレ）</text:span><text:span text:style-name="T15">ができる</text:span></text:p>
          </draw:text-box>
        </draw:frame>
        <presentation:notes draw:style-name="dp2">
          <draw:page-thumbnail draw:style-name="gr2" draw:layer="layout" svg:width="19.798cm" svg:height="11.136cm" svg:x="0.6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標準" presentation:presentation-page-layout-name="AL2T19">
        <draw:custom-shape draw:style-name="gr17" draw:text-style-name="P25" draw:layer="layout" svg:width="27cm" svg:height="2.5cm" svg:x="0.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4cm" svg:height="3.5cm" svg:x="2cm" svg:y="5cm">
          <text:p/>
          <draw:enhanced-geometry svg:viewBox="0 0 21600 21600" draw:type="rectangle" draw:enhanced-path="M 0 0 L 21600 0 21600 21600 0 21600 0 0 Z N"/>
        </draw:custom-shape>
        <draw:custom-shape draw:style-name="gr8" draw:text-style-name="P11" draw:layer="layout" svg:width="4cm" svg:height="3.5cm" svg:x="6cm" svg:y="5cm">
          <text:p/>
          <draw:enhanced-geometry svg:viewBox="0 0 21600 21600" draw:type="rectangle" draw:enhanced-path="M 0 0 L 21600 0 21600 21600 0 21600 0 0 Z N"/>
        </draw:custom-shape>
        <draw:frame presentation:style-name="pr6" draw:text-style-name="P14" draw:layer="layout" svg:width="26.5cm" svg:height="2.5cm" svg:x="0.5cm" svg:y="0.1cm" presentation:class="title" presentation:user-transformed="true">
          <draw:text-box>
            <text:p><text:span text:style-name="T9">かんたんな例</text:span></text:p>
          </draw:text-box>
        </draw:frame>
        <draw:custom-shape draw:style-name="gr11" draw:text-style-name="P15" draw:layer="layout" svg:width="8cm" svg:height="3.5cm" svg:x="2cm" svg:y="5cm">
          <text:p/>
          <draw:enhanced-geometry svg:viewBox="0 0 21600 21600" draw:type="rectangle" draw:enhanced-path="M 0 0 L 21600 0 21600 21600 0 21600 0 0 Z N"/>
        </draw:custom-shape>
        <draw:custom-shape draw:style-name="gr10" draw:text-style-name="P16" draw:layer="layout" svg:width="0.5cm" svg:height="4.5cm" svg:x="5.8cm" svg:y="3.9cm">
          <text:p/>
          <draw:enhanced-geometry svg:viewBox="0 0 21600 21600" draw:type="rectangle" draw:enhanced-path="M 0 0 L 21600 0 21600 21600 0 21600 0 0 Z N"/>
        </draw:custom-shape>
        <draw:custom-shape draw:style-name="gr14" draw:text-style-name="P16" draw:layer="layout" svg:width="1cm" svg:height="1.5cm" draw:transform="rotate (-1.58057017060607) translate (14.7cm 6.2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2" draw:layer="layout" svg:width="8cm" svg:height="3.5cm" svg:x="17.5cm" svg:y="5cm">
          <text:p/>
          <draw:enhanced-geometry svg:viewBox="0 0 21600 21600" draw:type="rectangle" draw:enhanced-path="M 0 0 L 21600 0 21600 21600 0 21600 0 0 Z N"/>
        </draw:custom-shape>
        <draw:custom-shape draw:style-name="gr11" draw:text-style-name="P15" draw:layer="layout" svg:width="8cm" svg:height="3.5cm" svg:x="17.5cm" svg:y="5cm">
          <text:p/>
          <draw:enhanced-geometry svg:viewBox="0 0 21600 21600" draw:type="rectangle" draw:enhanced-path="M 0 0 L 21600 0 21600 21600 0 21600 0 0 Z N"/>
        </draw:custom-shape>
        <draw:frame draw:style-name="gr1" draw:text-style-name="P21" draw:layer="layout" svg:width="6cm" svg:height="1.479cm" svg:x="11cm" svg:y="7.321cm">
          <draw:text-box>
            <text:p><text:span text:style-name="T12">仕切りを外す</text:span></text:p>
          </draw:text-box>
        </draw:frame>
        <draw:custom-shape draw:style-name="gr12" draw:text-style-name="P18" draw:layer="layout" svg:width="5cm" svg:height="2cm" svg:x="0.3cm" svg:y="2.5cm">
          <text:p text:style-name="P17"><text:span text:style-name="T10">コーヒー</text:span></text:p>
          <draw:enhanced-geometry svg:viewBox="0 0 21600 21600" draw:mirror-horizontal="tru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0" draw:layer="layout" svg:width="5cm" svg:height="2cm" svg:x="7cm" svg:y="2.5cm">
          <text:p text:style-name="P19"><text:span text:style-name="T11">牛乳</text:span></text:p>
          <draw:enhanced-geometry svg:viewBox="0 0 21600 21600" draw:mirror-horizontal="fals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4" draw:layer="layout" svg:width="7cm" svg:height="2.5cm" svg:x="19.5cm" svg:y="2cm">
          <text:p text:style-name="P23"><text:span text:style-name="T13">コーヒー牛乳</text:span></text:p>
          <text:p text:style-name="P23"><text:span text:style-name="T13">（カフェオレ）</text:span></text:p>
          <draw:enhanced-geometry svg:viewBox="0 0 21600 21600" draw:mirror-horizontal="true" draw:text-areas="800 800 20800 20800" draw:type="round-rectangular-callout" draw:modifiers="12310.2413940866 28422.87085165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26" draw:layer="layout" svg:width="26cm" svg:height="1.58cm" svg:x="1cm" svg:y="9.521cm">
          <draw:text-box>
            <text:p><text:span text:style-name="T14">コーヒー</text:span><text:span text:style-name="T15">と</text:span><text:span text:style-name="T14">牛乳</text:span><text:span text:style-name="T15">を混ぜると</text:span><text:span text:style-name="T14">コーヒー牛乳（カフェオレ）</text:span><text:span text:style-name="T15">ができる</text:span></text:p>
          </draw:text-box>
        </draw:frame>
        <draw:custom-shape draw:style-name="gr15" draw:text-style-name="P22" draw:layer="layout" svg:width="8cm" svg:height="3.5cm" svg:x="2cm" svg:y="13.4cm">
          <text:p/>
          <draw:enhanced-geometry svg:viewBox="0 0 21600 21600" draw:type="rectangle" draw:enhanced-path="M 0 0 L 21600 0 21600 21600 0 21600 0 0 Z N"/>
        </draw:custom-shape>
        <draw:custom-shape draw:style-name="gr11" draw:text-style-name="P15" draw:layer="layout" svg:width="8cm" svg:height="3.5cm" svg:x="2cm" svg:y="13.4cm">
          <text:p/>
          <draw:enhanced-geometry svg:viewBox="0 0 21600 21600" draw:type="rectangle" draw:enhanced-path="M 0 0 L 21600 0 21600 21600 0 21600 0 0 Z N"/>
        </draw:custom-shape>
        <draw:custom-shape draw:style-name="gr14" draw:text-style-name="P16" draw:layer="layout" svg:width="1cm" svg:height="1.5cm" draw:transform="rotate (-1.58057017060607) translate (14.7cm 14.3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21" draw:layer="layout" svg:width="6cm" svg:height="1.479cm" svg:x="11cm" svg:y="15.421cm">
          <draw:text-box>
            <text:p><text:span text:style-name="T12">仕切りを挿入</text:span></text:p>
          </draw:text-box>
        </draw:frame>
        <presentation:notes draw:style-name="dp2">
          <draw:page-thumbnail draw:style-name="gr2" draw:layer="layout" svg:width="19.798cm" svg:height="11.136cm" svg:x="0.6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9">
        <draw:custom-shape draw:style-name="gr17" draw:text-style-name="P25" draw:layer="layout" svg:width="27cm" svg:height="2.5cm" svg:x="0.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4cm" svg:height="3.5cm" svg:x="2cm" svg:y="5cm">
          <text:p/>
          <draw:enhanced-geometry svg:viewBox="0 0 21600 21600" draw:type="rectangle" draw:enhanced-path="M 0 0 L 21600 0 21600 21600 0 21600 0 0 Z N"/>
        </draw:custom-shape>
        <draw:custom-shape draw:style-name="gr8" draw:text-style-name="P11" draw:layer="layout" svg:width="4cm" svg:height="3.5cm" svg:x="6cm" svg:y="5cm">
          <text:p/>
          <draw:enhanced-geometry svg:viewBox="0 0 21600 21600" draw:type="rectangle" draw:enhanced-path="M 0 0 L 21600 0 21600 21600 0 21600 0 0 Z N"/>
        </draw:custom-shape>
        <draw:frame presentation:style-name="pr6" draw:text-style-name="P14" draw:layer="layout" svg:width="26.5cm" svg:height="2.5cm" svg:x="0.5cm" svg:y="0.1cm" presentation:class="title" presentation:user-transformed="true">
          <draw:text-box>
            <text:p><text:span text:style-name="T9">かんたんな例</text:span></text:p>
          </draw:text-box>
        </draw:frame>
        <draw:custom-shape draw:style-name="gr11" draw:text-style-name="P15" draw:layer="layout" svg:width="8cm" svg:height="3.5cm" svg:x="2cm" svg:y="5cm">
          <text:p/>
          <draw:enhanced-geometry svg:viewBox="0 0 21600 21600" draw:type="rectangle" draw:enhanced-path="M 0 0 L 21600 0 21600 21600 0 21600 0 0 Z N"/>
        </draw:custom-shape>
        <draw:custom-shape draw:style-name="gr10" draw:text-style-name="P16" draw:layer="layout" svg:width="0.5cm" svg:height="4.5cm" svg:x="5.8cm" svg:y="3.9cm">
          <text:p/>
          <draw:enhanced-geometry svg:viewBox="0 0 21600 21600" draw:type="rectangle" draw:enhanced-path="M 0 0 L 21600 0 21600 21600 0 21600 0 0 Z N"/>
        </draw:custom-shape>
        <draw:custom-shape draw:style-name="gr14" draw:text-style-name="P16" draw:layer="layout" svg:width="1cm" svg:height="1.5cm" draw:transform="rotate (-1.58057017060607) translate (14.7cm 6.2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2" draw:layer="layout" svg:width="8cm" svg:height="3.5cm" svg:x="17.5cm" svg:y="5cm">
          <text:p/>
          <draw:enhanced-geometry svg:viewBox="0 0 21600 21600" draw:type="rectangle" draw:enhanced-path="M 0 0 L 21600 0 21600 21600 0 21600 0 0 Z N"/>
        </draw:custom-shape>
        <draw:custom-shape draw:style-name="gr11" draw:text-style-name="P15" draw:layer="layout" svg:width="8cm" svg:height="3.5cm" svg:x="17.5cm" svg:y="5cm">
          <text:p/>
          <draw:enhanced-geometry svg:viewBox="0 0 21600 21600" draw:type="rectangle" draw:enhanced-path="M 0 0 L 21600 0 21600 21600 0 21600 0 0 Z N"/>
        </draw:custom-shape>
        <draw:frame draw:style-name="gr1" draw:text-style-name="P21" draw:layer="layout" svg:width="6cm" svg:height="1.479cm" svg:x="11cm" svg:y="7.321cm">
          <draw:text-box>
            <text:p><text:span text:style-name="T12">仕切りを外す</text:span></text:p>
          </draw:text-box>
        </draw:frame>
        <draw:custom-shape draw:style-name="gr12" draw:text-style-name="P18" draw:layer="layout" svg:width="5cm" svg:height="2cm" svg:x="0.3cm" svg:y="2.5cm">
          <text:p text:style-name="P17"><text:span text:style-name="T10">コーヒー</text:span></text:p>
          <draw:enhanced-geometry svg:viewBox="0 0 21600 21600" draw:mirror-horizontal="tru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0" draw:layer="layout" svg:width="5cm" svg:height="2cm" svg:x="7cm" svg:y="2.5cm">
          <text:p text:style-name="P19"><text:span text:style-name="T11">牛乳</text:span></text:p>
          <draw:enhanced-geometry svg:viewBox="0 0 21600 21600" draw:mirror-horizontal="fals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4" draw:layer="layout" svg:width="7cm" svg:height="2.5cm" svg:x="19.5cm" svg:y="2cm">
          <text:p text:style-name="P23"><text:span text:style-name="T13">コーヒー牛乳</text:span></text:p>
          <text:p text:style-name="P23"><text:span text:style-name="T13">（カフェオレ）</text:span></text:p>
          <draw:enhanced-geometry svg:viewBox="0 0 21600 21600" draw:mirror-horizontal="true" draw:text-areas="800 800 20800 20800" draw:type="round-rectangular-callout" draw:modifiers="12310.2413940866 28422.87085165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26" draw:layer="layout" svg:width="26cm" svg:height="1.58cm" svg:x="1cm" svg:y="9.521cm">
          <draw:text-box>
            <text:p><text:span text:style-name="T14">コーヒー</text:span><text:span text:style-name="T15">と</text:span><text:span text:style-name="T14">牛乳</text:span><text:span text:style-name="T15">を混ぜると</text:span><text:span text:style-name="T14">コーヒー牛乳（カフェオレ）</text:span><text:span text:style-name="T15">ができる</text:span></text:p>
          </draw:text-box>
        </draw:frame>
        <draw:custom-shape draw:style-name="gr15" draw:text-style-name="P22" draw:layer="layout" svg:width="8cm" svg:height="3.5cm" svg:x="2cm" svg:y="13.4cm">
          <text:p/>
          <draw:enhanced-geometry svg:viewBox="0 0 21600 21600" draw:type="rectangle" draw:enhanced-path="M 0 0 L 21600 0 21600 21600 0 21600 0 0 Z N"/>
        </draw:custom-shape>
        <draw:custom-shape draw:style-name="gr11" draw:text-style-name="P15" draw:layer="layout" svg:width="8cm" svg:height="3.5cm" svg:x="2cm" svg:y="13.4cm">
          <text:p/>
          <draw:enhanced-geometry svg:viewBox="0 0 21600 21600" draw:type="rectangle" draw:enhanced-path="M 0 0 L 21600 0 21600 21600 0 21600 0 0 Z N"/>
        </draw:custom-shape>
        <draw:custom-shape draw:style-name="gr14" draw:text-style-name="P16" draw:layer="layout" svg:width="1cm" svg:height="1.5cm" draw:transform="rotate (-1.58057017060607) translate (14.7cm 14.3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21" draw:layer="layout" svg:width="6cm" svg:height="1.479cm" svg:x="11cm" svg:y="15.421cm">
          <draw:text-box>
            <text:p><text:span text:style-name="T12">仕切りを挿入</text:span></text:p>
          </draw:text-box>
        </draw:frame>
        <draw:custom-shape draw:style-name="gr15" draw:text-style-name="P22" draw:layer="layout" svg:width="8cm" svg:height="3.5cm" svg:x="17.5cm" svg:y="13.4cm">
          <text:p/>
          <draw:enhanced-geometry svg:viewBox="0 0 21600 21600" draw:type="rectangle" draw:enhanced-path="M 0 0 L 21600 0 21600 21600 0 21600 0 0 Z N"/>
        </draw:custom-shape>
        <draw:custom-shape draw:style-name="gr11" draw:text-style-name="P15" draw:layer="layout" svg:width="8cm" svg:height="3.5cm" svg:x="17.5cm" svg:y="13.4cm">
          <text:p/>
          <draw:enhanced-geometry svg:viewBox="0 0 21600 21600" draw:type="rectangle" draw:enhanced-path="M 0 0 L 21600 0 21600 21600 0 21600 0 0 Z N"/>
        </draw:custom-shape>
        <draw:custom-shape draw:style-name="gr10" draw:text-style-name="P16" draw:layer="layout" svg:width="0.5cm" svg:height="4.5cm" svg:x="21.3cm" svg:y="12.3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9">
        <draw:custom-shape draw:style-name="gr7" draw:text-style-name="P13" draw:layer="layout" svg:width="4cm" svg:height="3.5cm" svg:x="17.5cm" svg:y="13.4cm">
          <text:p/>
          <draw:enhanced-geometry svg:viewBox="0 0 21600 21600" draw:type="rectangle" draw:enhanced-path="M 0 0 L 21600 0 21600 21600 0 21600 0 0 Z N"/>
        </draw:custom-shape>
        <draw:custom-shape draw:style-name="gr8" draw:text-style-name="P11" draw:layer="layout" svg:width="4cm" svg:height="3.5cm" svg:x="21.5cm" svg:y="13.4cm">
          <text:p/>
          <draw:enhanced-geometry svg:viewBox="0 0 21600 21600" draw:type="rectangle" draw:enhanced-path="M 0 0 L 21600 0 21600 21600 0 21600 0 0 Z N"/>
        </draw:custom-shape>
        <draw:custom-shape draw:style-name="gr17" draw:text-style-name="P25" draw:layer="layout" svg:width="27cm" svg:height="2.5cm" svg:x="0.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4cm" svg:height="3.5cm" svg:x="2cm" svg:y="5cm">
          <text:p/>
          <draw:enhanced-geometry svg:viewBox="0 0 21600 21600" draw:type="rectangle" draw:enhanced-path="M 0 0 L 21600 0 21600 21600 0 21600 0 0 Z N"/>
        </draw:custom-shape>
        <draw:custom-shape draw:style-name="gr8" draw:text-style-name="P11" draw:layer="layout" svg:width="4cm" svg:height="3.5cm" svg:x="6cm" svg:y="5cm">
          <text:p/>
          <draw:enhanced-geometry svg:viewBox="0 0 21600 21600" draw:type="rectangle" draw:enhanced-path="M 0 0 L 21600 0 21600 21600 0 21600 0 0 Z N"/>
        </draw:custom-shape>
        <draw:frame presentation:style-name="pr6" draw:text-style-name="P14" draw:layer="layout" svg:width="26.5cm" svg:height="2.5cm" svg:x="0.5cm" svg:y="0.1cm" presentation:class="title" presentation:user-transformed="true">
          <draw:text-box>
            <text:p><text:span text:style-name="T9">かんたんな例</text:span></text:p>
          </draw:text-box>
        </draw:frame>
        <draw:custom-shape draw:style-name="gr11" draw:text-style-name="P15" draw:layer="layout" svg:width="8cm" svg:height="3.5cm" svg:x="2cm" svg:y="5cm">
          <text:p/>
          <draw:enhanced-geometry svg:viewBox="0 0 21600 21600" draw:type="rectangle" draw:enhanced-path="M 0 0 L 21600 0 21600 21600 0 21600 0 0 Z N"/>
        </draw:custom-shape>
        <draw:custom-shape draw:style-name="gr10" draw:text-style-name="P16" draw:layer="layout" svg:width="0.5cm" svg:height="4.5cm" svg:x="5.8cm" svg:y="3.9cm">
          <text:p/>
          <draw:enhanced-geometry svg:viewBox="0 0 21600 21600" draw:type="rectangle" draw:enhanced-path="M 0 0 L 21600 0 21600 21600 0 21600 0 0 Z N"/>
        </draw:custom-shape>
        <draw:custom-shape draw:style-name="gr14" draw:text-style-name="P16" draw:layer="layout" svg:width="1cm" svg:height="1.5cm" draw:transform="rotate (-1.58057017060607) translate (14.7cm 6.2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2" draw:layer="layout" svg:width="8cm" svg:height="3.5cm" svg:x="17.5cm" svg:y="5cm">
          <text:p/>
          <draw:enhanced-geometry svg:viewBox="0 0 21600 21600" draw:type="rectangle" draw:enhanced-path="M 0 0 L 21600 0 21600 21600 0 21600 0 0 Z N"/>
        </draw:custom-shape>
        <draw:custom-shape draw:style-name="gr11" draw:text-style-name="P15" draw:layer="layout" svg:width="8cm" svg:height="3.5cm" svg:x="17.5cm" svg:y="5cm">
          <text:p/>
          <draw:enhanced-geometry svg:viewBox="0 0 21600 21600" draw:type="rectangle" draw:enhanced-path="M 0 0 L 21600 0 21600 21600 0 21600 0 0 Z N"/>
        </draw:custom-shape>
        <draw:frame draw:style-name="gr1" draw:text-style-name="P21" draw:layer="layout" svg:width="6cm" svg:height="1.479cm" svg:x="11cm" svg:y="7.321cm">
          <draw:text-box>
            <text:p><text:span text:style-name="T12">仕切りを外す</text:span></text:p>
          </draw:text-box>
        </draw:frame>
        <draw:custom-shape draw:style-name="gr12" draw:text-style-name="P18" draw:layer="layout" svg:width="5cm" svg:height="2cm" svg:x="0.3cm" svg:y="2.5cm">
          <text:p text:style-name="P17"><text:span text:style-name="T10">コーヒー</text:span></text:p>
          <draw:enhanced-geometry svg:viewBox="0 0 21600 21600" draw:mirror-horizontal="tru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0" draw:layer="layout" svg:width="5cm" svg:height="2cm" svg:x="7cm" svg:y="2.5cm">
          <text:p text:style-name="P19"><text:span text:style-name="T11">牛乳</text:span></text:p>
          <draw:enhanced-geometry svg:viewBox="0 0 21600 21600" draw:mirror-horizontal="fals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4" draw:layer="layout" svg:width="7cm" svg:height="2.5cm" svg:x="19.5cm" svg:y="2cm">
          <text:p text:style-name="P23"><text:span text:style-name="T13">コーヒー牛乳</text:span></text:p>
          <text:p text:style-name="P23"><text:span text:style-name="T13">（カフェオレ）</text:span></text:p>
          <draw:enhanced-geometry svg:viewBox="0 0 21600 21600" draw:mirror-horizontal="true" draw:text-areas="800 800 20800 20800" draw:type="round-rectangular-callout" draw:modifiers="12310.2413940866 28422.87085165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26" draw:layer="layout" svg:width="26cm" svg:height="1.58cm" svg:x="1cm" svg:y="9.521cm">
          <draw:text-box>
            <text:p><text:span text:style-name="T14">コーヒー</text:span><text:span text:style-name="T15">と</text:span><text:span text:style-name="T14">牛乳</text:span><text:span text:style-name="T15">を混ぜると</text:span><text:span text:style-name="T14">コーヒー牛乳（カフェオレ）</text:span><text:span text:style-name="T15">ができる</text:span></text:p>
          </draw:text-box>
        </draw:frame>
        <draw:custom-shape draw:style-name="gr15" draw:text-style-name="P22" draw:layer="layout" svg:width="8cm" svg:height="3.5cm" svg:x="2cm" svg:y="13.4cm">
          <text:p/>
          <draw:enhanced-geometry svg:viewBox="0 0 21600 21600" draw:type="rectangle" draw:enhanced-path="M 0 0 L 21600 0 21600 21600 0 21600 0 0 Z N"/>
        </draw:custom-shape>
        <draw:custom-shape draw:style-name="gr11" draw:text-style-name="P15" draw:layer="layout" svg:width="8cm" svg:height="3.5cm" svg:x="2cm" svg:y="13.4cm">
          <text:p/>
          <draw:enhanced-geometry svg:viewBox="0 0 21600 21600" draw:type="rectangle" draw:enhanced-path="M 0 0 L 21600 0 21600 21600 0 21600 0 0 Z N"/>
        </draw:custom-shape>
        <draw:custom-shape draw:style-name="gr14" draw:text-style-name="P16" draw:layer="layout" svg:width="1cm" svg:height="1.5cm" draw:transform="rotate (-1.58057017060607) translate (14.7cm 14.3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21" draw:layer="layout" svg:width="6cm" svg:height="1.479cm" svg:x="11cm" svg:y="15.421cm">
          <draw:text-box>
            <text:p><text:span text:style-name="T12">仕切りを挿入</text:span></text:p>
          </draw:text-box>
        </draw:frame>
        <draw:custom-shape draw:style-name="gr11" draw:text-style-name="P15" draw:layer="layout" svg:width="8cm" svg:height="3.5cm" svg:x="17.5cm" svg:y="13.4cm">
          <text:p/>
          <draw:enhanced-geometry svg:viewBox="0 0 21600 21600" draw:type="rectangle" draw:enhanced-path="M 0 0 L 21600 0 21600 21600 0 21600 0 0 Z N"/>
        </draw:custom-shape>
        <draw:custom-shape draw:style-name="gr10" draw:text-style-name="P16" draw:layer="layout" svg:width="0.5cm" svg:height="4.5cm" svg:x="21.3cm" svg:y="12.3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9">
        <draw:custom-shape draw:style-name="gr7" draw:text-style-name="P13" draw:layer="layout" svg:width="4cm" svg:height="3.5cm" svg:x="17.5cm" svg:y="13.4cm">
          <text:p/>
          <draw:enhanced-geometry svg:viewBox="0 0 21600 21600" draw:type="rectangle" draw:enhanced-path="M 0 0 L 21600 0 21600 21600 0 21600 0 0 Z N"/>
        </draw:custom-shape>
        <draw:custom-shape draw:style-name="gr8" draw:text-style-name="P11" draw:layer="layout" svg:width="4cm" svg:height="3.5cm" svg:x="21.5cm" svg:y="13.4cm">
          <text:p/>
          <draw:enhanced-geometry svg:viewBox="0 0 21600 21600" draw:type="rectangle" draw:enhanced-path="M 0 0 L 21600 0 21600 21600 0 21600 0 0 Z N"/>
        </draw:custom-shape>
        <draw:custom-shape draw:style-name="gr17" draw:text-style-name="P25" draw:layer="layout" svg:width="27cm" svg:height="2.5cm" svg:x="0.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4cm" svg:height="3.5cm" svg:x="2cm" svg:y="5cm">
          <text:p/>
          <draw:enhanced-geometry svg:viewBox="0 0 21600 21600" draw:type="rectangle" draw:enhanced-path="M 0 0 L 21600 0 21600 21600 0 21600 0 0 Z N"/>
        </draw:custom-shape>
        <draw:custom-shape draw:style-name="gr8" draw:text-style-name="P11" draw:layer="layout" svg:width="4cm" svg:height="3.5cm" svg:x="6cm" svg:y="5cm">
          <text:p/>
          <draw:enhanced-geometry svg:viewBox="0 0 21600 21600" draw:type="rectangle" draw:enhanced-path="M 0 0 L 21600 0 21600 21600 0 21600 0 0 Z N"/>
        </draw:custom-shape>
        <draw:frame presentation:style-name="pr6" draw:text-style-name="P14" draw:layer="layout" svg:width="26.5cm" svg:height="2.5cm" svg:x="0.5cm" svg:y="0.1cm" presentation:class="title" presentation:user-transformed="true">
          <draw:text-box>
            <text:p><text:span text:style-name="T9">かんたんな例</text:span></text:p>
          </draw:text-box>
        </draw:frame>
        <draw:custom-shape draw:style-name="gr11" draw:text-style-name="P15" draw:layer="layout" svg:width="8cm" svg:height="3.5cm" svg:x="2cm" svg:y="5cm">
          <text:p/>
          <draw:enhanced-geometry svg:viewBox="0 0 21600 21600" draw:type="rectangle" draw:enhanced-path="M 0 0 L 21600 0 21600 21600 0 21600 0 0 Z N"/>
        </draw:custom-shape>
        <draw:custom-shape draw:style-name="gr10" draw:text-style-name="P16" draw:layer="layout" svg:width="0.5cm" svg:height="4.5cm" svg:x="5.8cm" svg:y="3.9cm">
          <text:p/>
          <draw:enhanced-geometry svg:viewBox="0 0 21600 21600" draw:type="rectangle" draw:enhanced-path="M 0 0 L 21600 0 21600 21600 0 21600 0 0 Z N"/>
        </draw:custom-shape>
        <draw:custom-shape draw:style-name="gr14" draw:text-style-name="P16" draw:layer="layout" svg:width="1cm" svg:height="1.5cm" draw:transform="rotate (-1.58057017060607) translate (14.7cm 6.2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2" draw:layer="layout" svg:width="8cm" svg:height="3.5cm" svg:x="17.5cm" svg:y="5cm">
          <text:p/>
          <draw:enhanced-geometry svg:viewBox="0 0 21600 21600" draw:type="rectangle" draw:enhanced-path="M 0 0 L 21600 0 21600 21600 0 21600 0 0 Z N"/>
        </draw:custom-shape>
        <draw:custom-shape draw:style-name="gr11" draw:text-style-name="P15" draw:layer="layout" svg:width="8cm" svg:height="3.5cm" svg:x="17.5cm" svg:y="5cm">
          <text:p/>
          <draw:enhanced-geometry svg:viewBox="0 0 21600 21600" draw:type="rectangle" draw:enhanced-path="M 0 0 L 21600 0 21600 21600 0 21600 0 0 Z N"/>
        </draw:custom-shape>
        <draw:frame draw:style-name="gr1" draw:text-style-name="P21" draw:layer="layout" svg:width="6cm" svg:height="1.479cm" svg:x="11cm" svg:y="7.321cm">
          <draw:text-box>
            <text:p><text:span text:style-name="T12">仕切りを外す</text:span></text:p>
          </draw:text-box>
        </draw:frame>
        <draw:custom-shape draw:style-name="gr12" draw:text-style-name="P18" draw:layer="layout" svg:width="5cm" svg:height="2cm" svg:x="0.3cm" svg:y="2.5cm">
          <text:p text:style-name="P17"><text:span text:style-name="T10">コーヒー</text:span></text:p>
          <draw:enhanced-geometry svg:viewBox="0 0 21600 21600" draw:mirror-horizontal="tru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0" draw:layer="layout" svg:width="5cm" svg:height="2cm" svg:x="7cm" svg:y="2.5cm">
          <text:p text:style-name="P19"><text:span text:style-name="T11">牛乳</text:span></text:p>
          <draw:enhanced-geometry svg:viewBox="0 0 21600 21600" draw:mirror-horizontal="fals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4" draw:layer="layout" svg:width="7cm" svg:height="2.5cm" svg:x="19.5cm" svg:y="2cm">
          <text:p text:style-name="P23"><text:span text:style-name="T13">コーヒー牛乳</text:span></text:p>
          <text:p text:style-name="P23"><text:span text:style-name="T13">（カフェオレ）</text:span></text:p>
          <draw:enhanced-geometry svg:viewBox="0 0 21600 21600" draw:mirror-horizontal="true" draw:text-areas="800 800 20800 20800" draw:type="round-rectangular-callout" draw:modifiers="12310.2413940866 28422.87085165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26" draw:layer="layout" svg:width="26cm" svg:height="1.58cm" svg:x="1cm" svg:y="9.521cm">
          <draw:text-box>
            <text:p><text:span text:style-name="T14">コーヒー</text:span><text:span text:style-name="T15">と</text:span><text:span text:style-name="T14">牛乳</text:span><text:span text:style-name="T15">を混ぜると</text:span><text:span text:style-name="T14">コーヒー牛乳（カフェオレ）</text:span><text:span text:style-name="T15">ができる</text:span></text:p>
          </draw:text-box>
        </draw:frame>
        <draw:custom-shape draw:style-name="gr15" draw:text-style-name="P22" draw:layer="layout" svg:width="8cm" svg:height="3.5cm" svg:x="2cm" svg:y="13.4cm">
          <text:p/>
          <draw:enhanced-geometry svg:viewBox="0 0 21600 21600" draw:type="rectangle" draw:enhanced-path="M 0 0 L 21600 0 21600 21600 0 21600 0 0 Z N"/>
        </draw:custom-shape>
        <draw:custom-shape draw:style-name="gr11" draw:text-style-name="P15" draw:layer="layout" svg:width="8cm" svg:height="3.5cm" svg:x="2cm" svg:y="13.4cm">
          <text:p/>
          <draw:enhanced-geometry svg:viewBox="0 0 21600 21600" draw:type="rectangle" draw:enhanced-path="M 0 0 L 21600 0 21600 21600 0 21600 0 0 Z N"/>
        </draw:custom-shape>
        <draw:custom-shape draw:style-name="gr14" draw:text-style-name="P16" draw:layer="layout" svg:width="1cm" svg:height="1.5cm" draw:transform="rotate (-1.58057017060607) translate (14.7cm 14.3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21" draw:layer="layout" svg:width="6cm" svg:height="1.479cm" svg:x="11cm" svg:y="15.421cm">
          <draw:text-box>
            <text:p><text:span text:style-name="T12">仕切りを挿入</text:span></text:p>
          </draw:text-box>
        </draw:frame>
        <draw:custom-shape draw:style-name="gr11" draw:text-style-name="P15" draw:layer="layout" svg:width="8cm" svg:height="3.5cm" svg:x="17.5cm" svg:y="13.4cm">
          <text:p/>
          <draw:enhanced-geometry svg:viewBox="0 0 21600 21600" draw:type="rectangle" draw:enhanced-path="M 0 0 L 21600 0 21600 21600 0 21600 0 0 Z N"/>
        </draw:custom-shape>
        <draw:custom-shape draw:style-name="gr10" draw:text-style-name="P16" draw:layer="layout" svg:width="0.5cm" svg:height="4.5cm" svg:x="21.3cm" svg:y="12.3cm">
          <text:p/>
          <draw:enhanced-geometry svg:viewBox="0 0 21600 21600" draw:type="rectangle" draw:enhanced-path="M 0 0 L 21600 0 21600 21600 0 21600 0 0 Z N"/>
        </draw:custom-shape>
        <draw:custom-shape draw:style-name="gr19" draw:text-style-name="P28" draw:layer="layout" svg:width="14.9cm" svg:height="5.81cm" svg:x="7.1cm" svg:y="11.59cm">
          <text:p text:style-name="P27"><text:span text:style-name="T16">ありえない！</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9.798cm" svg:height="11.136cm" svg:x="0.6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9">
        <draw:custom-shape draw:style-name="gr7" draw:text-style-name="P13" draw:layer="layout" svg:width="4cm" svg:height="3.5cm" svg:x="17.5cm" svg:y="13.4cm">
          <text:p/>
          <draw:enhanced-geometry svg:viewBox="0 0 21600 21600" draw:type="rectangle" draw:enhanced-path="M 0 0 L 21600 0 21600 21600 0 21600 0 0 Z N"/>
        </draw:custom-shape>
        <draw:custom-shape draw:style-name="gr8" draw:text-style-name="P11" draw:layer="layout" svg:width="4cm" svg:height="3.5cm" svg:x="21.5cm" svg:y="13.4cm">
          <text:p/>
          <draw:enhanced-geometry svg:viewBox="0 0 21600 21600" draw:type="rectangle" draw:enhanced-path="M 0 0 L 21600 0 21600 21600 0 21600 0 0 Z N"/>
        </draw:custom-shape>
        <draw:custom-shape draw:style-name="gr17" draw:text-style-name="P25" draw:layer="layout" svg:width="27cm" svg:height="2.5cm" svg:x="0.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4cm" svg:height="3.5cm" svg:x="2cm" svg:y="5cm">
          <text:p/>
          <draw:enhanced-geometry svg:viewBox="0 0 21600 21600" draw:type="rectangle" draw:enhanced-path="M 0 0 L 21600 0 21600 21600 0 21600 0 0 Z N"/>
        </draw:custom-shape>
        <draw:custom-shape draw:style-name="gr8" draw:text-style-name="P11" draw:layer="layout" svg:width="4cm" svg:height="3.5cm" svg:x="6cm" svg:y="5cm">
          <text:p/>
          <draw:enhanced-geometry svg:viewBox="0 0 21600 21600" draw:type="rectangle" draw:enhanced-path="M 0 0 L 21600 0 21600 21600 0 21600 0 0 Z N"/>
        </draw:custom-shape>
        <draw:frame presentation:style-name="pr6" draw:text-style-name="P14" draw:layer="layout" svg:width="26.5cm" svg:height="2.5cm" svg:x="0.5cm" svg:y="0.1cm" presentation:class="title" presentation:user-transformed="true">
          <draw:text-box>
            <text:p><text:span text:style-name="T9">かんたんな例</text:span></text:p>
          </draw:text-box>
        </draw:frame>
        <draw:custom-shape draw:style-name="gr11" draw:text-style-name="P15" draw:layer="layout" svg:width="8cm" svg:height="3.5cm" svg:x="2cm" svg:y="5cm">
          <text:p/>
          <draw:enhanced-geometry svg:viewBox="0 0 21600 21600" draw:type="rectangle" draw:enhanced-path="M 0 0 L 21600 0 21600 21600 0 21600 0 0 Z N"/>
        </draw:custom-shape>
        <draw:custom-shape draw:style-name="gr10" draw:text-style-name="P16" draw:layer="layout" svg:width="0.5cm" svg:height="4.5cm" svg:x="5.8cm" svg:y="3.9cm">
          <text:p/>
          <draw:enhanced-geometry svg:viewBox="0 0 21600 21600" draw:type="rectangle" draw:enhanced-path="M 0 0 L 21600 0 21600 21600 0 21600 0 0 Z N"/>
        </draw:custom-shape>
        <draw:custom-shape draw:style-name="gr14" draw:text-style-name="P16" draw:layer="layout" svg:width="1cm" svg:height="1.5cm" draw:transform="rotate (-1.58057017060607) translate (14.7cm 6.2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2" draw:layer="layout" svg:width="8cm" svg:height="3.5cm" svg:x="17.5cm" svg:y="5cm">
          <text:p/>
          <draw:enhanced-geometry svg:viewBox="0 0 21600 21600" draw:type="rectangle" draw:enhanced-path="M 0 0 L 21600 0 21600 21600 0 21600 0 0 Z N"/>
        </draw:custom-shape>
        <draw:custom-shape draw:style-name="gr11" draw:text-style-name="P15" draw:layer="layout" svg:width="8cm" svg:height="3.5cm" svg:x="17.5cm" svg:y="5cm">
          <text:p/>
          <draw:enhanced-geometry svg:viewBox="0 0 21600 21600" draw:type="rectangle" draw:enhanced-path="M 0 0 L 21600 0 21600 21600 0 21600 0 0 Z N"/>
        </draw:custom-shape>
        <draw:frame draw:style-name="gr1" draw:text-style-name="P21" draw:layer="layout" svg:width="6cm" svg:height="1.479cm" svg:x="11cm" svg:y="7.321cm">
          <draw:text-box>
            <text:p><text:span text:style-name="T12">仕切りを外す</text:span></text:p>
          </draw:text-box>
        </draw:frame>
        <draw:custom-shape draw:style-name="gr12" draw:text-style-name="P18" draw:layer="layout" svg:width="5cm" svg:height="2cm" svg:x="0.3cm" svg:y="2.5cm">
          <text:p text:style-name="P17"><text:span text:style-name="T10">コーヒー</text:span></text:p>
          <draw:enhanced-geometry svg:viewBox="0 0 21600 21600" draw:mirror-horizontal="tru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0" draw:layer="layout" svg:width="5cm" svg:height="2cm" svg:x="7cm" svg:y="2.5cm">
          <text:p text:style-name="P19"><text:span text:style-name="T11">牛乳</text:span></text:p>
          <draw:enhanced-geometry svg:viewBox="0 0 21600 21600" draw:mirror-horizontal="false" draw:text-areas="800 800 20800 20800" draw:type="round-rectangular-callout" draw:modifiers="11782.6034793041 31574.2128935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4" draw:layer="layout" svg:width="7cm" svg:height="2.5cm" svg:x="19.5cm" svg:y="2cm">
          <text:p text:style-name="P23"><text:span text:style-name="T13">コーヒー牛乳</text:span></text:p>
          <text:p text:style-name="P23"><text:span text:style-name="T13">（カフェオレ）</text:span></text:p>
          <draw:enhanced-geometry svg:viewBox="0 0 21600 21600" draw:mirror-horizontal="true" draw:text-areas="800 800 20800 20800" draw:type="round-rectangular-callout" draw:modifiers="12310.2413940866 28422.87085165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26" draw:layer="layout" svg:width="26cm" svg:height="1.58cm" svg:x="1cm" svg:y="9.521cm">
          <draw:text-box>
            <text:p><text:span text:style-name="T14">コーヒー</text:span><text:span text:style-name="T15">と</text:span><text:span text:style-name="T14">牛乳</text:span><text:span text:style-name="T15">を混ぜると</text:span><text:span text:style-name="T14">コーヒー牛乳（カフェオレ）</text:span><text:span text:style-name="T15">ができる</text:span></text:p>
          </draw:text-box>
        </draw:frame>
        <draw:custom-shape draw:style-name="gr15" draw:text-style-name="P22" draw:layer="layout" svg:width="8cm" svg:height="3.5cm" svg:x="2cm" svg:y="13.4cm">
          <text:p/>
          <draw:enhanced-geometry svg:viewBox="0 0 21600 21600" draw:type="rectangle" draw:enhanced-path="M 0 0 L 21600 0 21600 21600 0 21600 0 0 Z N"/>
        </draw:custom-shape>
        <draw:custom-shape draw:style-name="gr11" draw:text-style-name="P15" draw:layer="layout" svg:width="8cm" svg:height="3.5cm" svg:x="2cm" svg:y="13.4cm">
          <text:p/>
          <draw:enhanced-geometry svg:viewBox="0 0 21600 21600" draw:type="rectangle" draw:enhanced-path="M 0 0 L 21600 0 21600 21600 0 21600 0 0 Z N"/>
        </draw:custom-shape>
        <draw:custom-shape draw:style-name="gr14" draw:text-style-name="P16" draw:layer="layout" svg:width="1cm" svg:height="1.5cm" draw:transform="rotate (-1.58057017060607) translate (14.7cm 14.3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21" draw:layer="layout" svg:width="6cm" svg:height="1.479cm" svg:x="11cm" svg:y="15.421cm">
          <draw:text-box>
            <text:p><text:span text:style-name="T12">仕切りを挿入</text:span></text:p>
          </draw:text-box>
        </draw:frame>
        <draw:custom-shape draw:style-name="gr11" draw:text-style-name="P15" draw:layer="layout" svg:width="8cm" svg:height="3.5cm" svg:x="17.5cm" svg:y="13.4cm">
          <text:p/>
          <draw:enhanced-geometry svg:viewBox="0 0 21600 21600" draw:type="rectangle" draw:enhanced-path="M 0 0 L 21600 0 21600 21600 0 21600 0 0 Z N"/>
        </draw:custom-shape>
        <draw:custom-shape draw:style-name="gr10" draw:text-style-name="P16" draw:layer="layout" svg:width="0.5cm" svg:height="4.5cm" svg:x="21.3cm" svg:y="12.3cm">
          <text:p/>
          <draw:enhanced-geometry svg:viewBox="0 0 21600 21600" draw:type="rectangle" draw:enhanced-path="M 0 0 L 21600 0 21600 21600 0 21600 0 0 Z N"/>
        </draw:custom-shape>
        <draw:custom-shape draw:style-name="gr20" draw:text-style-name="P29" draw:layer="layout" svg:width="27cm" svg:height="2.5cm" svg:x="0.5cm" svg:y="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6" draw:layer="layout" svg:width="26cm" svg:height="1.58cm" svg:x="1cm" svg:y="17.9cm">
          <draw:text-box>
            <text:p><text:span text:style-name="T17">コーヒー牛乳</text:span><text:span text:style-name="T18">を</text:span><text:span text:style-name="T17">コーヒー</text:span><text:span text:style-name="T15">と</text:span><text:span text:style-name="T17">牛乳</text:span><text:span text:style-name="T15">に分けることは</text:span><text:span text:style-name="T17">できない！</text:span></text:p>
          </draw:text-box>
        </draw:frame>
        <draw:custom-shape draw:style-name="gr19" draw:text-style-name="P28" draw:layer="layout" svg:width="14.9cm" svg:height="5.81cm" svg:x="7.1cm" svg:y="11.59cm">
          <text:p text:style-name="P27"><text:span text:style-name="T16">ありえない！</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9.798cm" svg:height="11.136cm" svg:x="0.6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9">
        <draw:frame presentation:style-name="pr4" draw:text-style-name="P1" draw:layer="layout" svg:width="26.5cm" svg:height="2.994cm" svg:x="0.5cm" svg:y="0.253cm" presentation:class="title" presentation:user-transformed="true">
          <draw:text-box>
            <text:p>つまり...</text:p>
          </draw:text-box>
        </draw:frame>
        <presentation:notes draw:style-name="dp2">
          <draw:page-thumbnail draw:style-name="gr2" draw:layer="layout" svg:width="19.798cm" svg:height="11.136cm" svg:x="0.6cm" svg:y="2.257cm" draw:page-number="14"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 Black" svg:font-family="'Noto Sans CJK JP Black'" style:font-family-generic="swiss" style:font-pitch="variable"/>
    <style:font-face style:name="Noto Sans CJK JP Medium" svg:font-family="'Noto Sans CJK JP Medium'" style:font-family-generic="swiss" style:font-pitch="variable"/>
    <style:font-face style:name="Noto Sans CJK JP1" svg:font-family="'Noto Sans CJK JP'" style:font-family-generic="swiss" style:font-pitch="variable"/>
    <style:font-face style:name="Noto Serif CJK JP" svg:font-family="'Noto Serif CJK JP'" style:font-family-generic="swiss" style:font-pitch="variable"/>
    <style:font-face style:name="Noto Serif CJK JP1" svg:font-family="'Noto Serif CJK JP'" style:font-family-generic="roman" style:font-pitch="variable"/>
    <style:font-face style:name="Noto Serif CJK JP2"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erif CJK JP1" fo:font-size="24pt" fo:language="en" fo:country="US" style:font-name-asian="Noto Serif CJK JP2"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text:list-style style:name="標準-backgroundobjects">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font-style-name="Regular" style:font-charset="x-symbol" fo:color="#999999"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loext:hyphenation-no-caps="fals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fo:color="#2a6099" loext:opacity="100%" style:text-outline="false" style:text-line-through-style="none" style:text-line-through-type="none" style:font-name="Noto Sans CJK JP Black" fo:font-family="'Noto Sans CJK JP Black'" style:font-family-generic="swiss" style:font-pitch="variable" fo:font-size="42.7000007629395pt" fo:font-style="normal" fo:text-shadow="none" style:text-underline-style="none" fo:font-weight="normal" style:letter-kerning="true" fo:background-color="transparent" style:font-name-asian="Noto Sans CJK JP Black" style:font-family-asian="'Noto Sans CJK JP Black'" style:font-family-generic-asian="swiss"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533cm" fo:margin-bottom="0cm" fo:text-indent="0cm"/>
      <style:text-properties fo:color="#000000" loext:opacity="100%" style:font-name="Noto Sans CJK JP Medium" fo:font-family="'Noto Sans CJK JP Medium'" style:font-family-generic="swiss" style:font-pitch="variable" fo:font-size="24pt" style:font-name-asian="Noto Sans CJK JP Medium" style:font-family-asian="'Noto Sans CJK JP Medium'" style:font-family-generic-asian="swiss" style:font-pitch-asian="variable" style:font-size-asian="24pt" style:font-size-complex="24pt"/>
    </style:style>
    <style:style style:name="標準-outline3" style:family="presentation" style:parent-style-name="標準-outline2">
      <style:paragraph-properties fo:margin-left="0cm" fo:margin-right="0cm" fo:margin-top="0.399cm" fo:margin-bottom="0cm" fo:text-indent="0cm"/>
      <style:text-properties fo:color="#000000" loext:opacity="100%" style:font-name="Noto Sans CJK JP Medium" fo:font-family="'Noto Sans CJK JP Medium'" style:font-family-generic="swiss" style:font-pitch="variable" fo:font-size="32pt" style:font-name-asian="Noto Sans CJK JP Medium" style:font-family-asian="'Noto Sans CJK JP Medium'" style:font-family-generic-asian="swiss" style:font-pitch-asian="variable" style:font-size-asian="24pt" style:font-size-complex="24pt"/>
    </style:style>
    <style:style style:name="標準-outline4" style:family="presentation" style:parent-style-name="標準-outline3">
      <style:paragraph-properties fo:margin-left="0cm" fo:margin-right="0cm" fo:margin-top="0.266cm" fo:margin-bottom="0cm" fo:text-indent="0cm"/>
      <style:text-properties fo:color="#000000" loext:opacity="100%" style:font-name="Noto Sans CJK JP Medium" fo:font-family="'Noto Sans CJK JP Medium'" style:font-family-generic="swiss" style:font-pitch="variable" fo:font-size="26.7000007629395pt" style:font-name-asian="Noto Sans CJK JP Medium" style:font-family-asian="'Noto Sans CJK JP Medium'" style:font-family-generic-asian="swiss" style:font-pitch-asian="variable" style:font-size-asian="20pt" style:font-size-complex="20pt"/>
    </style:style>
    <style:style style:name="標準-outline5" style:family="presentation" style:parent-style-name="標準-outline4">
      <style:paragraph-properties fo:margin-left="0cm" fo:margin-right="0cm" fo:margin-top="0.133cm" fo:margin-bottom="0cm" fo:text-indent="0cm"/>
      <style:text-properties fo:color="#000000" loext:opacity="100%" style:font-name="Noto Sans CJK JP Medium" fo:font-family="'Noto Sans CJK JP Medium'" style:font-family-generic="swiss" style:font-pitch="variable" fo:font-size="26.7000007629395pt" style:font-name-asian="Noto Sans CJK JP Medium" style:font-family-asian="'Noto Sans CJK JP Medium'" style:font-family-generic-asian="swiss" style:font-pitch-asian="variable" style:font-size-asian="20pt" style:font-size-complex="20pt"/>
    </style:style>
    <style:style style:name="標準-outline6" style:family="presentation" style:parent-style-name="標準-outline5">
      <style:paragraph-properties fo:margin-left="0cm" fo:margin-right="0cm" fo:margin-top="0.133cm" fo:margin-bottom="0cm" fo:text-indent="0cm"/>
      <style:text-properties fo:color="#000000" loext:opacity="100%" style:font-name="Noto Sans CJK JP Medium" fo:font-family="'Noto Sans CJK JP Medium'" style:font-family-generic="swiss" style:font-pitch="variable" fo:font-size="26.7000007629395pt" style:font-name-asian="Noto Sans CJK JP Medium" style:font-family-asian="'Noto Sans CJK JP Medium'" style:font-family-generic-asian="swiss" style:font-pitch-asian="variable" style:font-size-asian="20pt" style:font-size-complex="20pt"/>
    </style:style>
    <style:style style:name="標準-outline7" style:family="presentation" style:parent-style-name="標準-outline6">
      <style:paragraph-properties fo:margin-left="0cm" fo:margin-right="0cm" fo:margin-top="0.133cm" fo:margin-bottom="0cm" fo:text-indent="0cm"/>
      <style:text-properties fo:color="#000000" loext:opacity="100%" style:font-name="Noto Sans CJK JP Medium" fo:font-family="'Noto Sans CJK JP Medium'" style:font-family-generic="swiss" style:font-pitch="variable" fo:font-size="26.7000007629395pt" style:font-name-asian="Noto Sans CJK JP Medium" style:font-family-asian="'Noto Sans CJK JP Medium'" style:font-family-generic-asian="swiss" style:font-pitch-asian="variable" style:font-size-asian="20pt" style:font-size-complex="20pt"/>
    </style:style>
    <style:style style:name="標準-outline8" style:family="presentation" style:parent-style-name="標準-outline7">
      <style:paragraph-properties fo:margin-left="0cm" fo:margin-right="0cm" fo:margin-top="0.133cm" fo:margin-bottom="0cm" fo:text-indent="0cm"/>
      <style:text-properties fo:font-size="26.7000007629395pt" style:font-size-asian="20pt" style:font-size-complex="20pt"/>
    </style:style>
    <style:style style:name="標準-outline9" style:family="presentation" style:parent-style-name="標準-outline8">
      <style:paragraph-properties fo:margin-left="0cm" fo:margin-right="0cm" fo:margin-top="0.133cm" fo:margin-bottom="0cm" fo:text-indent="0cm"/>
      <style:text-properties fo:font-size="26.7000007629395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CJK JP Black" fo:font-family="'Noto Sans CJK JP Black'" style:font-family-generic="swiss" style:font-pitch="variable" fo:font-size="58.5999984741211pt" fo:font-style="normal" fo:text-shadow="none" style:text-underline-style="none" fo:font-weight="normal" style:letter-kerning="true" fo:background-color="transparent" style:font-name-asian="Noto Sans CJK JP Black" style:font-family-asian="'Noto Sans CJK JP Black'" style:font-family-generic-asian="swiss"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title">
      <style:graphic-properties draw:auto-grow-height="false" fo:min-height="2.63cm"/>
      <style:paragraph-properties style:writing-mode="lr-tb"/>
    </style:style>
    <style:style style:name="Mpr2" style:family="presentation" style:parent-style-name="標準-outline1" style:list-style-name="ML3">
      <style:graphic-properties fo:min-height="9.135cm"/>
      <style:paragraph-properties style:writing-mode="lr-tb"/>
    </style:style>
    <style:style style:name="Mpr3" style:family="presentation" style:parent-style-name="標準-backgroundobjects">
      <style:graphic-properties draw:stroke="none" draw:fill="none" draw:fill-color="#ffffff" draw:auto-grow-height="false" fo:min-height="1.086cm"/>
      <style:paragraph-properties style:writing-mode="lr-tb"/>
    </style:style>
    <style:style style:name="Mpr4" style:family="presentation" style:parent-style-name="標準-backgroundobjects">
      <style:graphic-properties draw:stroke="none" draw:fill="none" draw:fill-color="#ffffff" draw:auto-grow-height="false" fo:min-height="1.485cm"/>
      <style:paragraph-properties style:writing-mode="lr-tb"/>
    </style:style>
    <style:style style:name="Mpr5"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text-properties fo:hyphenate="false" loext:hyphenation-no-caps="false"/>
    </style:style>
    <style:style style:name="MP7" style:family="paragraph">
      <style:paragraph-properties style:writing-mode="lr-tb"/>
      <style:text-properties fo:hyphenate="false" loext:hyphenation-no-caps="false"/>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8pt" style:font-size-asian="22pt" style:font-size-complex="2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font-style-name="Regular" style:font-charset="x-symbol" fo:color="#999999"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Mpr1" draw:text-style-name="MP5" draw:layer="backgroundobjects" svg:width="26.5cm" svg:height="2.5cm" svg:x="0.5cm" svg:y="0.5cm" presentation:class="title">
        <draw:text-box>
          <text:p>クリックしてタイトルテキストを編集</text:p>
        </draw:text-box>
      </draw:frame>
      <draw:frame presentation:style-name="Mpr2" draw:text-style-name="MP7" draw:layer="backgroundobjects" svg:width="26.5cm" svg:height="17cm" svg:x="0.5cm" svg:y="3.5cm" presentation:class="outline">
        <draw:text-box>
          <text:list text:style-name="ML2">
            <text:list-item>
              <text:p text:style-name="MP6">クリックしてアウトラインのテキストを編集</text:p>
              <text:list>
                <text:list-item>
                  <text:p text:style-name="MP6"><text:span text:style-name="MT2">2</text:span><text:span text:style-name="MT2">レベル目のアウトライン</text:span></text:p>
                  <text:list>
                    <text:list-item>
                      <text:p text:style-name="MP6">3レベル目のアウトライン</text:p>
                      <text:list>
                        <text:list-item>
                          <text:p text:style-name="MP6">4レベル目のアウトライン</text:p>
                          <text:list>
                            <text:list-item>
                              <text:p text:style-name="MP6">5レベル目のアウトライン</text:p>
                              <text:list>
                                <text:list-item>
                                  <text:p text:style-name="MP6">6レベル目のアウトライン</text:p>
                                  <text:list>
                                    <text:list-item>
                                      <text:p text:style-name="MP6">7レベル目のアウトライン</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7cm" svg:x="1.301cm" svg:y="21.5cm" presentation:class="date-time">
        <draw:text-box>
          <text:p text:style-name="MP1"><text:span text:style-name="MT1"><presentation:date-time/></text:span></text:p>
        </draw:text-box>
      </draw:frame>
      <draw:frame presentation:style-name="Mpr3" draw:text-style-name="MP9" draw:layer="backgroundobjects" svg:width="8.875cm" svg:height="1.447cm" svg:x="9.477cm" svg:y="21.5cm" presentation:class="footer">
        <draw:text-box>
          <text:p text:style-name="MP8"><text:span text:style-name="MT1"><presentation:footer/></text:span></text:p>
        </draw:text-box>
      </draw:frame>
      <draw:frame presentation:style-name="Mpr3" draw:text-style-name="MP4" draw:layer="backgroundobjects" svg:width="6.523cm" svg:height="1.447cm" svg:x="19.977cm" svg:y="21.5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15T21:25:45.142154211</meta:creation-date>
    <meta:editing-duration>PT1H13M</meta:editing-duration>
    <meta:editing-cycles>20</meta:editing-cycles>
    <meta:generator>LibreOffice/7.3.7.2$Linux_X86_64 LibreOffice_project/30$Build-2</meta:generator>
    <dc:title>japanese_4x3</dc:title>
    <dc:date>2023-09-24T19:17:25.039917045</dc:date>
    <meta:document-statistic meta:object-count="230"/>
  </office:meta>
</office:document-meta>
</file>